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7"/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26.88mm" svg:height="105.98mm" svg:x="161.9mm" svg:y="14.61mm">
            <draw:object draw:notify-on-update-of-ranges="Лист1.A1:Лист1.A1 Лист1.A2:Лист1.A11 Лист1.B1:Лист1.B1 Лист1.B2:Лист1.B11 Лист1.C1:Лист1.C1 Лист1.C2:Лист1.C11 Лист1.D1:Лист1.D1 Лист1.D2:Лист1.D11 Лист1.E1:Лист1.E1 Лист1.E2:Лист1.E11 Лист1.F1:Лист1.F1 Лист1.F2:Лист1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6.88mm" svg:height="105.98mm" svg:x="177.87mm" svg:y="131.48mm">
            <draw:object draw:notify-on-update-of-ranges="Лист1.A13:Лист1.A13 Лист1.A14:Лист1.A23 Лист1.B13:Лист1.B13 Лист1.B14:Лист1.B23 Лист1.C13:Лист1.C13 Лист1.C14:Лист1.C23 Лист1.D13:Лист1.D13 Лист1.D14:Лист1.D23 Лист1.E13:Лист1.E13 Лист1.E14:Лист1.E23 Лист1.F13:Лист1.F13 Лист1.F14:Лист1.F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26.88mm" svg:height="105.98mm" svg:x="181.16mm" svg:y="246.94mm">
            <draw:object draw:notify-on-update-of-ranges="Лист1.A25:Лист1.A25 Лист1.A26:Лист1.A35 Лист1.B25:Лист1.B25 Лист1.B26:Лист1.B35 Лист1.C25:Лист1.C25 Лист1.C26:Лист1.C35 Лист1.D25:Лист1.D25 Лист1.D26:Лист1.D35 Лист1.E25:Лист1.E25 Лист1.E26:Лист1.E35 Лист1.F25:Лист1.F25 Лист1.F26:Лист1.F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26.88mm" svg:height="105.98mm" svg:x="182.88mm" svg:y="365.01mm">
            <draw:object draw:notify-on-update-of-ranges="Лист1.A37:Лист1.A37 Лист1.A38:Лист1.A77 Лист1.B37:Лист1.B37 Лист1.B38:Лист1.B77 Лист1.C37:Лист1.C37 Лист1.C38:Лист1.C77 Лист1.D37:Лист1.D37 Лист1.D38:Лист1.D77 Лист1.E37:Лист1.E37 Лист1.E38:Лист1.E77 Лист1.F37:Лист1.F37 Лист1.F38:Лист1.F7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26.88mm" svg:height="105.98mm" svg:x="182.63mm" svg:y="482.91mm">
            <draw:object draw:notify-on-update-of-ranges="Лист1.A79:Лист1.A79 Лист1.A80:Лист1.A119 Лист1.B79:Лист1.B79 Лист1.B80:Лист1.B119 Лист1.C79:Лист1.C79 Лист1.C80:Лист1.C119 Лист1.D79:Лист1.D79 Лист1.D80:Лист1.D119 Лист1.E79:Лист1.E79 Лист1.E80:Лист1.E119 Лист1.F79:Лист1.F79 Лист1.F80:Лист1.F11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26.88mm" svg:height="105.98mm" svg:x="181.25mm" svg:y="600.58mm">
            <draw:object draw:notify-on-update-of-ranges="Лист1.A121:Лист1.A121 Лист1.A122:Лист1.A161 Лист1.B121:Лист1.B121 Лист1.B122:Лист1.B161 Лист1.C121:Лист1.C121 Лист1.C122:Лист1.C161 Лист1.D121:Лист1.D121 Лист1.D122:Лист1.D161 Лист1.E121:Лист1.E121 Лист1.E122:Лист1.E161 Лист1.F121:Лист1.F121 Лист1.F122:Лист1.F16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ce3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8"/>
        </table:table-row>
        <table:table-row table:style-name="ro1">
          <table:table-cell table:number-columns-repeated="5" table:style-name="ce2" office:value-type="float" office:value="0" calcext:value-type="float">
            <text:p>000E+000.</text:p>
          </table:table-cell>
          <table:table-cell table:style-name="ce2" office:value-type="float" office:value="8946872" calcext:value-type="float">
            <text:p>009E+006.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0" calcext:value-type="float">
            <text:p>000E+000.</text:p>
          </table:table-cell>
          <table:table-cell table:style-name="ce2" office:value-type="float" office:value="8946872" calcext:value-type="float">
            <text:p>009E+006.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0" calcext:value-type="float">
            <text:p>000E+000.</text:p>
          </table:table-cell>
          <table:table-cell table:style-name="ce2" office:value-type="float" office:value="8946872" calcext:value-type="float">
            <text:p>009E+006.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0" calcext:value-type="float">
            <text:p>000E+000.</text:p>
          </table:table-cell>
          <table:table-cell table:style-name="ce2" office:value-type="float" office:value="8946872" calcext:value-type="float">
            <text:p>009E+006.</text:p>
          </table:table-cell>
          <table:table-cell table:number-columns-repeated="1018"/>
        </table:table-row>
        <table:table-row table:style-name="ro1">
          <table:table-cell table:style-name="ce2" office:value-type="float" office:value="2315" calcext:value-type="float">
            <text:p>002E+003.</text:p>
          </table:table-cell>
          <table:table-cell table:style-name="ce2" office:value-type="float" office:value="2904" calcext:value-type="float">
            <text:p>003E+003.</text:p>
          </table:table-cell>
          <table:table-cell table:style-name="ce2" office:value-type="float" office:value="1783" calcext:value-type="float">
            <text:p>002E+003.</text:p>
          </table:table-cell>
          <table:table-cell table:style-name="ce2" office:value-type="float" office:value="8892621" calcext:value-type="float">
            <text:p>009E+006.</text:p>
          </table:table-cell>
          <table:table-cell table:style-name="ce2" office:value-type="float" office:value="47249" calcext:value-type="float">
            <text:p>047E+003.</text:p>
          </table:table-cell>
          <table:table-cell table:style-name="ce2" office:value-type="float" office:value="0" calcext:value-type="float">
            <text:p>000E+000.</text:p>
          </table:table-cell>
          <table:table-cell table:number-columns-repeated="1018"/>
        </table:table-row>
        <table:table-row table:style-name="ro1">
          <table:table-cell table:style-name="ce2" office:value-type="float" office:value="73857" calcext:value-type="float">
            <text:p>074E+003.</text:p>
          </table:table-cell>
          <table:table-cell table:style-name="ce2" office:value-type="float" office:value="18676" calcext:value-type="float">
            <text:p>019E+003.</text:p>
          </table:table-cell>
          <table:table-cell table:style-name="ce2" office:value-type="float" office:value="8852623" calcext:value-type="float">
            <text:p>009E+006.</text:p>
          </table:table-cell>
          <table:table-cell table:style-name="ce2" office:value-type="float" office:value="1716" calcext:value-type="float">
            <text:p>002E+003.</text:p>
          </table:table-cell>
          <table:table-cell table:number-columns-repeated="2" table:style-name="ce2" office:value-type="float" office:value="0" calcext:value-type="float">
            <text:p>000E+000.</text:p>
          </table:table-cell>
          <table:table-cell table:number-columns-repeated="1018"/>
        </table:table-row>
        <table:table-row table:style-name="ro1">
          <table:table-cell table:style-name="ce2" office:value-type="float" office:value="8851383" calcext:value-type="float">
            <text:p>009E+006.</text:p>
          </table:table-cell>
          <table:table-cell table:style-name="ce2" office:value-type="float" office:value="44242" calcext:value-type="float">
            <text:p>044E+003.</text:p>
          </table:table-cell>
          <table:table-cell table:style-name="ce2" office:value-type="float" office:value="37067" calcext:value-type="float">
            <text:p>037E+003.</text:p>
          </table:table-cell>
          <table:table-cell table:style-name="ce2" office:value-type="float" office:value="14180" calcext:value-type="float">
            <text:p>014E+003.</text:p>
          </table:table-cell>
          <table:table-cell table:number-columns-repeated="2" table:style-name="ce2" office:value-type="float" office:value="0" calcext:value-type="float">
            <text:p>000E+000.</text:p>
          </table:table-cell>
          <table:table-cell table:number-columns-repeated="1018"/>
        </table:table-row>
        <table:table-row table:style-name="ro1">
          <table:table-cell table:style-name="ce2" office:value-type="float" office:value="38020" calcext:value-type="float">
            <text:p>038E+003.</text:p>
          </table:table-cell>
          <table:table-cell table:style-name="ce2" office:value-type="float" office:value="8703350" calcext:value-type="float">
            <text:p>009E+006.</text:p>
          </table:table-cell>
          <table:table-cell table:style-name="ce2" office:value-type="float" office:value="10939" calcext:value-type="float">
            <text:p>011E+003.</text:p>
          </table:table-cell>
          <table:table-cell table:style-name="ce2" office:value-type="float" office:value="194563" calcext:value-type="float">
            <text:p>195E+003.</text:p>
          </table:table-cell>
          <table:table-cell table:number-columns-repeated="2" table:style-name="ce2" office:value-type="float" office:value="0" calcext:value-type="float">
            <text:p>000E+000.</text:p>
          </table:table-cell>
          <table:table-cell table:number-columns-repeated="1018"/>
        </table:table-row>
        <table:table-row table:style-name="ro1">
          <table:table-cell table:style-name="ce2" office:value-type="float" office:value="53716" calcext:value-type="float">
            <text:p>054E+003.</text:p>
          </table:table-cell>
          <table:table-cell table:style-name="ce2" office:value-type="float" office:value="148225" calcext:value-type="float">
            <text:p>148E+003.</text:p>
          </table:table-cell>
          <table:table-cell table:style-name="ce2" office:value-type="float" office:value="54771" calcext:value-type="float">
            <text:p>055E+003.</text:p>
          </table:table-cell>
          <table:table-cell table:style-name="ce2" office:value-type="float" office:value="8690159" calcext:value-type="float">
            <text:p>009E+006.</text:p>
          </table:table-cell>
          <table:table-cell table:style-name="ce2" office:value-type="float" office:value="1" calcext:value-type="float">
            <text:p>001E+000.</text:p>
          </table:table-cell>
          <table:table-cell table:style-name="ce2" office:value-type="float" office:value="0" calcext:value-type="float">
            <text:p>000E+000.</text:p>
          </table:table-cell>
          <table:table-cell table:number-columns-repeated="1018"/>
        </table:table-row>
        <table:table-row table:style-name="ro1">
          <table:table-cell table:style-name="ce2" office:value-type="float" office:value="391877" calcext:value-type="float">
            <text:p>392E+003.</text:p>
          </table:table-cell>
          <table:table-cell table:style-name="ce2" office:value-type="float" office:value="423682" calcext:value-type="float">
            <text:p>424E+003.</text:p>
          </table:table-cell>
          <table:table-cell table:style-name="ce2" office:value-type="float" office:value="196459" calcext:value-type="float">
            <text:p>196E+003.</text:p>
          </table:table-cell>
          <table:table-cell table:style-name="ce2" office:value-type="float" office:value="7934854" calcext:value-type="float">
            <text:p>008E+006.</text:p>
          </table:table-cell>
          <table:table-cell table:number-columns-repeated="2" table:style-name="ce2" office:value-type="float" office:value="0" calcext:value-type="float">
            <text:p>000E+000.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8"/>
        </table:table-row>
        <table:table-row table:style-name="ro1">
          <table:table-cell office:value-type="float" office:value="1641" calcext:value-type="float">
            <text:p>1,64E+03</text:p>
          </table:table-cell>
          <table:table-cell office:value-type="float" office:value="3056" calcext:value-type="float">
            <text:p>3,06E+03</text:p>
          </table:table-cell>
          <table:table-cell office:value-type="float" office:value="302473" calcext:value-type="float">
            <text:p>3,02E+05</text:p>
          </table:table-cell>
          <table:table-cell office:value-type="float" office:value="1280" calcext:value-type="float">
            <text:p>1,28E+03</text:p>
          </table:table-cell>
          <table:table-cell office:value-type="float" office:value="1" calcext:value-type="float">
            <text:p>1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302929" calcext:value-type="float">
            <text:p>3,03E+05</text:p>
          </table:table-cell>
          <table:table-cell office:value-type="float" office:value="757" calcext:value-type="float">
            <text:p>7,57E+02</text:p>
          </table:table-cell>
          <table:table-cell office:value-type="float" office:value="3679" calcext:value-type="float">
            <text:p>3,68E+03</text:p>
          </table:table-cell>
          <table:table-cell office:value-type="float" office:value="1086" calcext:value-type="float">
            <text:p>1,09E+03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431" calcext:value-type="float">
            <text:p>1,43E+03</text:p>
          </table:table-cell>
          <table:table-cell office:value-type="float" office:value="303391" calcext:value-type="float">
            <text:p>3,03E+05</text:p>
          </table:table-cell>
          <table:table-cell office:value-type="float" office:value="1068" calcext:value-type="float">
            <text:p>1,07E+03</text:p>
          </table:table-cell>
          <table:table-cell office:value-type="float" office:value="2561" calcext:value-type="float">
            <text:p>2,56E+03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448" calcext:value-type="float">
            <text:p>4,48E+02</text:p>
          </table:table-cell>
          <table:table-cell office:value-type="float" office:value="1503" calcext:value-type="float">
            <text:p>1,50E+03</text:p>
          </table:table-cell>
          <table:table-cell office:value-type="float" office:value="462" calcext:value-type="float">
            <text:p>4,62E+02</text:p>
          </table:table-cell>
          <table:table-cell office:value-type="float" office:value="306038" calcext:value-type="float">
            <text:p>3,06E+05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242" calcext:value-type="float">
            <text:p>2,42E+02</text:p>
          </table:table-cell>
          <table:table-cell office:value-type="float" office:value="386" calcext:value-type="float">
            <text:p>3,86E+02</text:p>
          </table:table-cell>
          <table:table-cell office:value-type="float" office:value="144" calcext:value-type="float">
            <text:p>1,44E+02</text:p>
          </table:table-cell>
          <table:table-cell office:value-type="float" office:value="307677" calcext:value-type="float">
            <text:p>3,08E+05</text:p>
          </table:table-cell>
          <table:table-cell office:value-type="float" office:value="2" calcext:value-type="float">
            <text:p>2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33486" calcext:value-type="float">
            <text:p>3,35E+04</text:p>
          </table:table-cell>
          <table:table-cell office:value-type="float" office:value="3294" calcext:value-type="float">
            <text:p>3,29E+03</text:p>
          </table:table-cell>
          <table:table-cell office:value-type="float" office:value="270775" calcext:value-type="float">
            <text:p>2,71E+05</text:p>
          </table:table-cell>
          <table:table-cell office:value-type="float" office:value="888" calcext:value-type="float">
            <text:p>8,88E+02</text:p>
          </table:table-cell>
          <table:table-cell office:value-type="float" office:value="8" calcext:value-type="float">
            <text:p>8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266804" calcext:value-type="float">
            <text:p>2,67E+05</text:p>
          </table:table-cell>
          <table:table-cell office:value-type="float" office:value="5430" calcext:value-type="float">
            <text:p>5,43E+03</text:p>
          </table:table-cell>
          <table:table-cell office:value-type="float" office:value="30651" calcext:value-type="float">
            <text:p>3,07E+04</text:p>
          </table:table-cell>
          <table:table-cell office:value-type="float" office:value="5558" calcext:value-type="float">
            <text:p>5,56E+03</text:p>
          </table:table-cell>
          <table:table-cell office:value-type="float" office:value="8" calcext:value-type="float">
            <text:p>8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32392" calcext:value-type="float">
            <text:p>3,24E+04</text:p>
          </table:table-cell>
          <table:table-cell office:value-type="float" office:value="239749" calcext:value-type="float">
            <text:p>2,40E+05</text:p>
          </table:table-cell>
          <table:table-cell office:value-type="float" office:value="4898" calcext:value-type="float">
            <text:p>4,90E+03</text:p>
          </table:table-cell>
          <table:table-cell office:value-type="float" office:value="31412" calcext:value-type="float">
            <text:p>3,14E+04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8913" calcext:value-type="float">
            <text:p>8,91E+03</text:p>
          </table:table-cell>
          <table:table-cell office:value-type="float" office:value="41454" calcext:value-type="float">
            <text:p>4,15E+04</text:p>
          </table:table-cell>
          <table:table-cell office:value-type="float" office:value="9984" calcext:value-type="float">
            <text:p>9,98E+03</text:p>
          </table:table-cell>
          <table:table-cell office:value-type="float" office:value="248100" calcext:value-type="float">
            <text:p>2,48E+05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33181" calcext:value-type="float">
            <text:p>3,32E+04</text:p>
          </table:table-cell>
          <table:table-cell office:value-type="float" office:value="35746" calcext:value-type="float">
            <text:p>3,57E+04</text:p>
          </table:table-cell>
          <table:table-cell office:value-type="float" office:value="22623" calcext:value-type="float">
            <text:p>2,26E+04</text:p>
          </table:table-cell>
          <table:table-cell office:value-type="float" office:value="216865" calcext:value-type="float">
            <text:p>2,17E+05</text:p>
          </table:table-cell>
          <table:table-cell office:value-type="float" office:value="36" calcext:value-type="float">
            <text:p>3,60E+01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8"/>
        </table:table-row>
        <table:table-row table:style-name="ro1">
          <table:table-cell office:value-type="float" office:value="9107" calcext:value-type="float">
            <text:p>9,11E+03</text:p>
          </table:table-cell>
          <table:table-cell office:value-type="float" office:value="4948" calcext:value-type="float">
            <text:p>4,95E+03</text:p>
          </table:table-cell>
          <table:table-cell office:value-type="float" office:value="211327" calcext:value-type="float">
            <text:p>2,11E+05</text:p>
          </table:table-cell>
          <table:table-cell office:value-type="float" office:value="4254" calcext:value-type="float">
            <text:p>4,25E+03</text:p>
          </table:table-cell>
          <table:table-cell office:value-type="float" office:value="1" calcext:value-type="float">
            <text:p>1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211473" calcext:value-type="float">
            <text:p>2,11E+05</text:p>
          </table:table-cell>
          <table:table-cell office:value-type="float" office:value="1647" calcext:value-type="float">
            <text:p>1,65E+03</text:p>
          </table:table-cell>
          <table:table-cell office:value-type="float" office:value="13668" calcext:value-type="float">
            <text:p>1,37E+04</text:p>
          </table:table-cell>
          <table:table-cell office:value-type="float" office:value="2849" calcext:value-type="float">
            <text:p>2,85E+03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5277" calcext:value-type="float">
            <text:p>5,28E+03</text:p>
          </table:table-cell>
          <table:table-cell office:value-type="float" office:value="219677" calcext:value-type="float">
            <text:p>2,20E+05</text:p>
          </table:table-cell>
          <table:table-cell office:value-type="float" office:value="2842" calcext:value-type="float">
            <text:p>2,84E+03</text:p>
          </table:table-cell>
          <table:table-cell office:value-type="float" office:value="1841" calcext:value-type="float">
            <text:p>1,84E+03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748" calcext:value-type="float">
            <text:p>1,75E+03</text:p>
          </table:table-cell>
          <table:table-cell office:value-type="float" office:value="6426" calcext:value-type="float">
            <text:p>6,43E+03</text:p>
          </table:table-cell>
          <table:table-cell office:value-type="float" office:value="1191" calcext:value-type="float">
            <text:p>1,19E+03</text:p>
          </table:table-cell>
          <table:table-cell office:value-type="float" office:value="220271" calcext:value-type="float">
            <text:p>2,20E+05</text:p>
          </table:table-cell>
          <table:table-cell office:value-type="float" office:value="1" calcext:value-type="float">
            <text:p>1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805" calcext:value-type="float">
            <text:p>8,05E+02</text:p>
          </table:table-cell>
          <table:table-cell office:value-type="float" office:value="639" calcext:value-type="float">
            <text:p>6,39E+02</text:p>
          </table:table-cell>
          <table:table-cell office:value-type="float" office:value="275" calcext:value-type="float">
            <text:p>2,75E+02</text:p>
          </table:table-cell>
          <table:table-cell office:value-type="float" office:value="227910" calcext:value-type="float">
            <text:p>2,28E+05</text:p>
          </table:table-cell>
          <table:table-cell office:value-type="float" office:value="8" calcext:value-type="float">
            <text:p>8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07162" calcext:value-type="float">
            <text:p>1,07E+05</text:p>
          </table:table-cell>
          <table:table-cell office:value-type="float" office:value="1487" calcext:value-type="float">
            <text:p>1,49E+03</text:p>
          </table:table-cell>
          <table:table-cell office:value-type="float" office:value="120080" calcext:value-type="float">
            <text:p>1,20E+05</text:p>
          </table:table-cell>
          <table:table-cell office:value-type="float" office:value="905" calcext:value-type="float">
            <text:p>9,05E+02</text:p>
          </table:table-cell>
          <table:table-cell office:value-type="float" office:value="3" calcext:value-type="float">
            <text:p>3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17865" calcext:value-type="float">
            <text:p>1,18E+05</text:p>
          </table:table-cell>
          <table:table-cell office:value-type="float" office:value="3045" calcext:value-type="float">
            <text:p>3,05E+03</text:p>
          </table:table-cell>
          <table:table-cell office:value-type="float" office:value="106181" calcext:value-type="float">
            <text:p>1,06E+05</text:p>
          </table:table-cell>
          <table:table-cell office:value-type="float" office:value="2544" calcext:value-type="float">
            <text:p>2,54E+03</text:p>
          </table:table-cell>
          <table:table-cell office:value-type="float" office:value="2" calcext:value-type="float">
            <text:p>2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07581" calcext:value-type="float">
            <text:p>1,08E+05</text:p>
          </table:table-cell>
          <table:table-cell office:value-type="float" office:value="107915" calcext:value-type="float">
            <text:p>1,08E+05</text:p>
          </table:table-cell>
          <table:table-cell office:value-type="float" office:value="3461" calcext:value-type="float">
            <text:p>3,46E+03</text:p>
          </table:table-cell>
          <table:table-cell office:value-type="float" office:value="10680" calcext:value-type="float">
            <text:p>1,07E+04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4879" calcext:value-type="float">
            <text:p>4,88E+03</text:p>
          </table:table-cell>
          <table:table-cell office:value-type="float" office:value="109748" calcext:value-type="float">
            <text:p>1,10E+05</text:p>
          </table:table-cell>
          <table:table-cell office:value-type="float" office:value="5229" calcext:value-type="float">
            <text:p>5,23E+03</text:p>
          </table:table-cell>
          <table:table-cell office:value-type="float" office:value="109768" calcext:value-type="float">
            <text:p>1,10E+05</text:p>
          </table:table-cell>
          <table:table-cell office:value-type="float" office:value="13" calcext:value-type="float">
            <text:p>1,30E+01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2712" calcext:value-type="float">
            <text:p>1,27E+04</text:p>
          </table:table-cell>
          <table:table-cell office:value-type="float" office:value="11872" calcext:value-type="float">
            <text:p>1,19E+04</text:p>
          </table:table-cell>
          <table:table-cell office:value-type="float" office:value="16960" calcext:value-type="float">
            <text:p>1,70E+04</text:p>
          </table:table-cell>
          <table:table-cell office:value-type="float" office:value="188089" calcext:value-type="float">
            <text:p>1,88E+05</text:p>
          </table:table-cell>
          <table:table-cell office:value-type="float" office:value="4" calcext:value-type="float">
            <text:p>4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8"/>
        </table:table-row>
        <table:table-row table:style-name="ro1">
          <table:table-cell table:number-columns-repeated="5" office:value-type="float" office:value="0" calcext:value-type="float">
            <text:p>0,00E+00</text:p>
          </table:table-cell>
          <table:table-cell office:value-type="float" office:value="8946872" calcext:value-type="float">
            <text:p>8,95E+06</text:p>
          </table:table-cell>
          <table:table-cell table:number-columns-repeated="1018"/>
        </table:table-row>
        <table:table-row table:style-name="ro1">
          <table:table-cell table:number-columns-repeated="5" office:value-type="float" office:value="0" calcext:value-type="float">
            <text:p>0,00E+00</text:p>
          </table:table-cell>
          <table:table-cell office:value-type="float" office:value="8946872" calcext:value-type="float">
            <text:p>8,95E+06</text:p>
          </table:table-cell>
          <table:table-cell table:number-columns-repeated="1018"/>
        </table:table-row>
        <table:table-row table:style-name="ro1">
          <table:table-cell table:number-columns-repeated="5" office:value-type="float" office:value="0" calcext:value-type="float">
            <text:p>0,00E+00</text:p>
          </table:table-cell>
          <table:table-cell office:value-type="float" office:value="8946872" calcext:value-type="float">
            <text:p>8,95E+06</text:p>
          </table:table-cell>
          <table:table-cell table:number-columns-repeated="1018"/>
        </table:table-row>
        <table:table-row table:style-name="ro1">
          <table:table-cell table:number-columns-repeated="5" office:value-type="float" office:value="0" calcext:value-type="float">
            <text:p>0,00E+00</text:p>
          </table:table-cell>
          <table:table-cell office:value-type="float" office:value="8946872" calcext:value-type="float">
            <text:p>8,95E+06</text:p>
          </table:table-cell>
          <table:table-cell table:number-columns-repeated="1018"/>
        </table:table-row>
        <table:table-row table:style-name="ro1">
          <table:table-cell table:number-columns-repeated="5" office:value-type="float" office:value="0" calcext:value-type="float">
            <text:p>0,00E+00</text:p>
          </table:table-cell>
          <table:table-cell office:value-type="float" office:value="8946872" calcext:value-type="float">
            <text:p>8,95E+06</text:p>
          </table:table-cell>
          <table:table-cell table:number-columns-repeated="1018"/>
        </table:table-row>
        <table:table-row table:style-name="ro1">
          <table:table-cell table:number-columns-repeated="5" office:value-type="float" office:value="0" calcext:value-type="float">
            <text:p>0,00E+00</text:p>
          </table:table-cell>
          <table:table-cell office:value-type="float" office:value="8946872" calcext:value-type="float">
            <text:p>8,95E+06</text:p>
          </table:table-cell>
          <table:table-cell table:number-columns-repeated="1018"/>
        </table:table-row>
        <table:table-row table:style-name="ro1">
          <table:table-cell table:number-columns-repeated="5" office:value-type="float" office:value="0" calcext:value-type="float">
            <text:p>0,00E+00</text:p>
          </table:table-cell>
          <table:table-cell office:value-type="float" office:value="8946872" calcext:value-type="float">
            <text:p>8,95E+06</text:p>
          </table:table-cell>
          <table:table-cell table:number-columns-repeated="1018"/>
        </table:table-row>
        <table:table-row table:style-name="ro1">
          <table:table-cell table:number-columns-repeated="5" office:value-type="float" office:value="0" calcext:value-type="float">
            <text:p>0,00E+00</text:p>
          </table:table-cell>
          <table:table-cell office:value-type="float" office:value="8946872" calcext:value-type="float">
            <text:p>8,95E+06</text:p>
          </table:table-cell>
          <table:table-cell table:number-columns-repeated="1018"/>
        </table:table-row>
        <table:table-row table:style-name="ro1">
          <table:table-cell table:number-columns-repeated="5" office:value-type="float" office:value="0" calcext:value-type="float">
            <text:p>0,00E+00</text:p>
          </table:table-cell>
          <table:table-cell office:value-type="float" office:value="8946872" calcext:value-type="float">
            <text:p>8,95E+06</text:p>
          </table:table-cell>
          <table:table-cell table:number-columns-repeated="1018"/>
        </table:table-row>
        <table:table-row table:style-name="ro1">
          <table:table-cell table:number-columns-repeated="5" office:value-type="float" office:value="0" calcext:value-type="float">
            <text:p>0,00E+00</text:p>
          </table:table-cell>
          <table:table-cell office:value-type="float" office:value="8946872" calcext:value-type="float">
            <text:p>8,95E+06</text:p>
          </table:table-cell>
          <table:table-cell table:number-columns-repeated="1018"/>
        </table:table-row>
        <table:table-row table:style-name="ro1">
          <table:table-cell table:number-columns-repeated="5" office:value-type="float" office:value="0" calcext:value-type="float">
            <text:p>0,00E+00</text:p>
          </table:table-cell>
          <table:table-cell office:value-type="float" office:value="8946872" calcext:value-type="float">
            <text:p>8,95E+06</text:p>
          </table:table-cell>
          <table:table-cell table:number-columns-repeated="1018"/>
        </table:table-row>
        <table:table-row table:style-name="ro1">
          <table:table-cell table:number-columns-repeated="5" office:value-type="float" office:value="0" calcext:value-type="float">
            <text:p>0,00E+00</text:p>
          </table:table-cell>
          <table:table-cell office:value-type="float" office:value="8946872" calcext:value-type="float">
            <text:p>8,95E+06</text:p>
          </table:table-cell>
          <table:table-cell table:number-columns-repeated="1018"/>
        </table:table-row>
        <table:table-row table:style-name="ro1">
          <table:table-cell table:number-columns-repeated="5" office:value-type="float" office:value="0" calcext:value-type="float">
            <text:p>0,00E+00</text:p>
          </table:table-cell>
          <table:table-cell office:value-type="float" office:value="8946872" calcext:value-type="float">
            <text:p>8,95E+06</text:p>
          </table:table-cell>
          <table:table-cell table:number-columns-repeated="1018"/>
        </table:table-row>
        <table:table-row table:style-name="ro1">
          <table:table-cell table:number-columns-repeated="5" office:value-type="float" office:value="0" calcext:value-type="float">
            <text:p>0,00E+00</text:p>
          </table:table-cell>
          <table:table-cell office:value-type="float" office:value="8946872" calcext:value-type="float">
            <text:p>8,95E+06</text:p>
          </table:table-cell>
          <table:table-cell table:number-columns-repeated="1018"/>
        </table:table-row>
        <table:table-row table:style-name="ro1">
          <table:table-cell table:number-columns-repeated="5" office:value-type="float" office:value="0" calcext:value-type="float">
            <text:p>0,00E+00</text:p>
          </table:table-cell>
          <table:table-cell office:value-type="float" office:value="8946872" calcext:value-type="float">
            <text:p>8,95E+06</text:p>
          </table:table-cell>
          <table:table-cell table:number-columns-repeated="1018"/>
        </table:table-row>
        <table:table-row table:style-name="ro1">
          <table:table-cell table:number-columns-repeated="5" office:value-type="float" office:value="0" calcext:value-type="float">
            <text:p>0,00E+00</text:p>
          </table:table-cell>
          <table:table-cell office:value-type="float" office:value="8946872" calcext:value-type="float">
            <text:p>8,95E+06</text:p>
          </table:table-cell>
          <table:table-cell table:number-columns-repeated="1018"/>
        </table:table-row>
        <table:table-row table:style-name="ro1">
          <table:table-cell table:number-columns-repeated="5" office:value-type="float" office:value="0" calcext:value-type="float">
            <text:p>0,00E+00</text:p>
          </table:table-cell>
          <table:table-cell office:value-type="float" office:value="8946872" calcext:value-type="float">
            <text:p>8,95E+06</text:p>
          </table:table-cell>
          <table:table-cell table:number-columns-repeated="1018"/>
        </table:table-row>
        <table:table-row table:style-name="ro1">
          <table:table-cell table:number-columns-repeated="5" office:value-type="float" office:value="0" calcext:value-type="float">
            <text:p>0,00E+00</text:p>
          </table:table-cell>
          <table:table-cell office:value-type="float" office:value="8946872" calcext:value-type="float">
            <text:p>8,95E+06</text:p>
          </table:table-cell>
          <table:table-cell table:number-columns-repeated="1018"/>
        </table:table-row>
        <table:table-row table:style-name="ro1">
          <table:table-cell table:number-columns-repeated="5" office:value-type="float" office:value="0" calcext:value-type="float">
            <text:p>0,00E+00</text:p>
          </table:table-cell>
          <table:table-cell office:value-type="float" office:value="8946872" calcext:value-type="float">
            <text:p>8,95E+06</text:p>
          </table:table-cell>
          <table:table-cell table:number-columns-repeated="1018"/>
        </table:table-row>
        <table:table-row table:style-name="ro1">
          <table:table-cell office:value-type="float" office:value="2315" calcext:value-type="float">
            <text:p>2,32E+03</text:p>
          </table:table-cell>
          <table:table-cell office:value-type="float" office:value="2904" calcext:value-type="float">
            <text:p>2,90E+03</text:p>
          </table:table-cell>
          <table:table-cell office:value-type="float" office:value="1783" calcext:value-type="float">
            <text:p>1,78E+03</text:p>
          </table:table-cell>
          <table:table-cell office:value-type="float" office:value="8892621" calcext:value-type="float">
            <text:p>8,89E+06</text:p>
          </table:table-cell>
          <table:table-cell office:value-type="float" office:value="47249" calcext:value-type="float">
            <text:p>4,72E+04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4310" calcext:value-type="float">
            <text:p>4,31E+03</text:p>
          </table:table-cell>
          <table:table-cell office:value-type="float" office:value="17181" calcext:value-type="float">
            <text:p>1,72E+04</text:p>
          </table:table-cell>
          <table:table-cell office:value-type="float" office:value="8924803" calcext:value-type="float">
            <text:p>8,92E+06</text:p>
          </table:table-cell>
          <table:table-cell office:value-type="float" office:value="578" calcext:value-type="float">
            <text:p>5,78E+02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73857" calcext:value-type="float">
            <text:p>7,39E+04</text:p>
          </table:table-cell>
          <table:table-cell office:value-type="float" office:value="18676" calcext:value-type="float">
            <text:p>1,87E+04</text:p>
          </table:table-cell>
          <table:table-cell office:value-type="float" office:value="8852623" calcext:value-type="float">
            <text:p>8,85E+06</text:p>
          </table:table-cell>
          <table:table-cell office:value-type="float" office:value="1716" calcext:value-type="float">
            <text:p>1,72E+03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8851383" calcext:value-type="float">
            <text:p>8,85E+06</text:p>
          </table:table-cell>
          <table:table-cell office:value-type="float" office:value="44242" calcext:value-type="float">
            <text:p>4,42E+04</text:p>
          </table:table-cell>
          <table:table-cell office:value-type="float" office:value="37067" calcext:value-type="float">
            <text:p>3,71E+04</text:p>
          </table:table-cell>
          <table:table-cell office:value-type="float" office:value="14180" calcext:value-type="float">
            <text:p>1,42E+04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38020" calcext:value-type="float">
            <text:p>3,80E+04</text:p>
          </table:table-cell>
          <table:table-cell office:value-type="float" office:value="8703350" calcext:value-type="float">
            <text:p>8,70E+06</text:p>
          </table:table-cell>
          <table:table-cell office:value-type="float" office:value="10939" calcext:value-type="float">
            <text:p>1,09E+04</text:p>
          </table:table-cell>
          <table:table-cell office:value-type="float" office:value="194563" calcext:value-type="float">
            <text:p>1,95E+05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53716" calcext:value-type="float">
            <text:p>5,37E+04</text:p>
          </table:table-cell>
          <table:table-cell office:value-type="float" office:value="148225" calcext:value-type="float">
            <text:p>1,48E+05</text:p>
          </table:table-cell>
          <table:table-cell office:value-type="float" office:value="54771" calcext:value-type="float">
            <text:p>5,48E+04</text:p>
          </table:table-cell>
          <table:table-cell office:value-type="float" office:value="8690159" calcext:value-type="float">
            <text:p>8,69E+06</text:p>
          </table:table-cell>
          <table:table-cell office:value-type="float" office:value="1" calcext:value-type="float">
            <text:p>1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391877" calcext:value-type="float">
            <text:p>3,92E+05</text:p>
          </table:table-cell>
          <table:table-cell office:value-type="float" office:value="423682" calcext:value-type="float">
            <text:p>4,24E+05</text:p>
          </table:table-cell>
          <table:table-cell office:value-type="float" office:value="196459" calcext:value-type="float">
            <text:p>1,96E+05</text:p>
          </table:table-cell>
          <table:table-cell office:value-type="float" office:value="7934854" calcext:value-type="float">
            <text:p>7,93E+06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350506" calcext:value-type="float">
            <text:p>3,51E+05</text:p>
          </table:table-cell>
          <table:table-cell office:value-type="float" office:value="298219" calcext:value-type="float">
            <text:p>2,98E+05</text:p>
          </table:table-cell>
          <table:table-cell office:value-type="float" office:value="447653" calcext:value-type="float">
            <text:p>4,48E+05</text:p>
          </table:table-cell>
          <table:table-cell office:value-type="float" office:value="7850426" calcext:value-type="float">
            <text:p>7,85E+06</text:p>
          </table:table-cell>
          <table:table-cell office:value-type="float" office:value="68" calcext:value-type="float">
            <text:p>6,80E+01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412867" calcext:value-type="float">
            <text:p>4,13E+05</text:p>
          </table:table-cell>
          <table:table-cell office:value-type="float" office:value="7224332" calcext:value-type="float">
            <text:p>7,22E+06</text:p>
          </table:table-cell>
          <table:table-cell office:value-type="float" office:value="351772" calcext:value-type="float">
            <text:p>3,52E+05</text:p>
          </table:table-cell>
          <table:table-cell office:value-type="float" office:value="957901" calcext:value-type="float">
            <text:p>9,58E+05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761846" calcext:value-type="float">
            <text:p>7,62E+05</text:p>
          </table:table-cell>
          <table:table-cell office:value-type="float" office:value="414306" calcext:value-type="float">
            <text:p>4,14E+05</text:p>
          </table:table-cell>
          <table:table-cell office:value-type="float" office:value="527497" calcext:value-type="float">
            <text:p>5,27E+05</text:p>
          </table:table-cell>
          <table:table-cell office:value-type="float" office:value="7243223" calcext:value-type="float">
            <text:p>7,24E+06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6952050" calcext:value-type="float">
            <text:p>6,95E+06</text:p>
          </table:table-cell>
          <table:table-cell office:value-type="float" office:value="437051" calcext:value-type="float">
            <text:p>4,37E+05</text:p>
          </table:table-cell>
          <table:table-cell office:value-type="float" office:value="935885" calcext:value-type="float">
            <text:p>9,36E+05</text:p>
          </table:table-cell>
          <table:table-cell office:value-type="float" office:value="621861" calcext:value-type="float">
            <text:p>6,22E+05</text:p>
          </table:table-cell>
          <table:table-cell office:value-type="float" office:value="25" calcext:value-type="float">
            <text:p>2,50E+01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567858" calcext:value-type="float">
            <text:p>5,68E+05</text:p>
          </table:table-cell>
          <table:table-cell office:value-type="float" office:value="446316" calcext:value-type="float">
            <text:p>4,46E+05</text:p>
          </table:table-cell>
          <table:table-cell office:value-type="float" office:value="7176702" calcext:value-type="float">
            <text:p>7,18E+06</text:p>
          </table:table-cell>
          <table:table-cell office:value-type="float" office:value="755982" calcext:value-type="float">
            <text:p>7,56E+05</text:p>
          </table:table-cell>
          <table:table-cell office:value-type="float" office:value="14" calcext:value-type="float">
            <text:p>1,40E+01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550405" calcext:value-type="float">
            <text:p>5,50E+05</text:p>
          </table:table-cell>
          <table:table-cell office:value-type="float" office:value="579546" calcext:value-type="float">
            <text:p>5,80E+05</text:p>
          </table:table-cell>
          <table:table-cell office:value-type="float" office:value="582106" calcext:value-type="float">
            <text:p>5,82E+05</text:p>
          </table:table-cell>
          <table:table-cell office:value-type="float" office:value="7234815" calcext:value-type="float">
            <text:p>7,23E+06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097103" calcext:value-type="float">
            <text:p>1,10E+06</text:p>
          </table:table-cell>
          <table:table-cell office:value-type="float" office:value="3206907" calcext:value-type="float">
            <text:p>3,21E+06</text:p>
          </table:table-cell>
          <table:table-cell office:value-type="float" office:value="1329687" calcext:value-type="float">
            <text:p>1,33E+06</text:p>
          </table:table-cell>
          <table:table-cell office:value-type="float" office:value="3313148" calcext:value-type="float">
            <text:p>3,31E+06</text:p>
          </table:table-cell>
          <table:table-cell office:value-type="float" office:value="27" calcext:value-type="float">
            <text:p>2,70E+01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895248" calcext:value-type="float">
            <text:p>1,90E+06</text:p>
          </table:table-cell>
          <table:table-cell office:value-type="float" office:value="1833098" calcext:value-type="float">
            <text:p>1,83E+06</text:p>
          </table:table-cell>
          <table:table-cell office:value-type="float" office:value="2513689" calcext:value-type="float">
            <text:p>2,51E+06</text:p>
          </table:table-cell>
          <table:table-cell office:value-type="float" office:value="2704665" calcext:value-type="float">
            <text:p>2,70E+06</text:p>
          </table:table-cell>
          <table:table-cell office:value-type="float" office:value="172" calcext:value-type="float">
            <text:p>1,72E+02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2170152" calcext:value-type="float">
            <text:p>2,17E+06</text:p>
          </table:table-cell>
          <table:table-cell office:value-type="float" office:value="2425627" calcext:value-type="float">
            <text:p>2,43E+06</text:p>
          </table:table-cell>
          <table:table-cell office:value-type="float" office:value="1560816" calcext:value-type="float">
            <text:p>1,56E+06</text:p>
          </table:table-cell>
          <table:table-cell office:value-type="float" office:value="2790261" calcext:value-type="float">
            <text:p>2,79E+06</text:p>
          </table:table-cell>
          <table:table-cell office:value-type="float" office:value="16" calcext:value-type="float">
            <text:p>1,60E+01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2138504" calcext:value-type="float">
            <text:p>2,14E+06</text:p>
          </table:table-cell>
          <table:table-cell office:value-type="float" office:value="1994572" calcext:value-type="float">
            <text:p>1,99E+06</text:p>
          </table:table-cell>
          <table:table-cell office:value-type="float" office:value="2482524" calcext:value-type="float">
            <text:p>2,48E+06</text:p>
          </table:table-cell>
          <table:table-cell office:value-type="float" office:value="2331229" calcext:value-type="float">
            <text:p>2,33E+06</text:p>
          </table:table-cell>
          <table:table-cell office:value-type="float" office:value="43" calcext:value-type="float">
            <text:p>4,30E+01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2217188" calcext:value-type="float">
            <text:p>2,22E+06</text:p>
          </table:table-cell>
          <table:table-cell office:value-type="float" office:value="1953783" calcext:value-type="float">
            <text:p>1,95E+06</text:p>
          </table:table-cell>
          <table:table-cell office:value-type="float" office:value="2476379" calcext:value-type="float">
            <text:p>2,48E+06</text:p>
          </table:table-cell>
          <table:table-cell office:value-type="float" office:value="2298412" calcext:value-type="float">
            <text:p>2,30E+06</text:p>
          </table:table-cell>
          <table:table-cell office:value-type="float" office:value="1110" calcext:value-type="float">
            <text:p>1,11E+03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874879" calcext:value-type="float">
            <text:p>1,87E+06</text:p>
          </table:table-cell>
          <table:table-cell office:value-type="float" office:value="2182255" calcext:value-type="float">
            <text:p>2,18E+06</text:p>
          </table:table-cell>
          <table:table-cell office:value-type="float" office:value="2719591" calcext:value-type="float">
            <text:p>2,72E+06</text:p>
          </table:table-cell>
          <table:table-cell office:value-type="float" office:value="2170147" calcext:value-type="float">
            <text:p>2,17E+06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994780" calcext:value-type="float">
            <text:p>1,99E+06</text:p>
          </table:table-cell>
          <table:table-cell office:value-type="float" office:value="1845905" calcext:value-type="float">
            <text:p>1,85E+06</text:p>
          </table:table-cell>
          <table:table-cell office:value-type="float" office:value="2713740" calcext:value-type="float">
            <text:p>2,71E+06</text:p>
          </table:table-cell>
          <table:table-cell office:value-type="float" office:value="2392447" calcext:value-type="float">
            <text:p>2,39E+06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962353" calcext:value-type="float">
            <text:p>1,96E+06</text:p>
          </table:table-cell>
          <table:table-cell office:value-type="float" office:value="2156243" calcext:value-type="float">
            <text:p>2,16E+06</text:p>
          </table:table-cell>
          <table:table-cell office:value-type="float" office:value="2660756" calcext:value-type="float">
            <text:p>2,66E+06</text:p>
          </table:table-cell>
          <table:table-cell office:value-type="float" office:value="2167453" calcext:value-type="float">
            <text:p>2,17E+06</text:p>
          </table:table-cell>
          <table:table-cell office:value-type="float" office:value="67" calcext:value-type="float">
            <text:p>6,70E+01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8"/>
        </table:table-row>
        <table:table-row table:style-name="ro1">
          <table:table-cell table:number-columns-repeated="5" office:value-type="float" office:value="0" calcext:value-type="float">
            <text:p>0,00E+00</text:p>
          </table:table-cell>
          <table:table-cell office:value-type="float" office:value="308451" calcext:value-type="float">
            <text:p>3,08E+05</text:p>
          </table:table-cell>
          <table:table-cell table:number-columns-repeated="1018"/>
        </table:table-row>
        <table:table-row table:style-name="ro1">
          <table:table-cell table:number-columns-repeated="5" office:value-type="float" office:value="0" calcext:value-type="float">
            <text:p>0,00E+00</text:p>
          </table:table-cell>
          <table:table-cell office:value-type="float" office:value="308451" calcext:value-type="float">
            <text:p>3,08E+05</text:p>
          </table:table-cell>
          <table:table-cell table:number-columns-repeated="1018"/>
        </table:table-row>
        <table:table-row table:style-name="ro1">
          <table:table-cell table:number-columns-repeated="5" office:value-type="float" office:value="0" calcext:value-type="float">
            <text:p>0,00E+00</text:p>
          </table:table-cell>
          <table:table-cell office:value-type="float" office:value="308451" calcext:value-type="float">
            <text:p>3,08E+05</text:p>
          </table:table-cell>
          <table:table-cell table:number-columns-repeated="1018"/>
        </table:table-row>
        <table:table-row table:style-name="ro1">
          <table:table-cell table:number-columns-repeated="5" office:value-type="float" office:value="0" calcext:value-type="float">
            <text:p>0,00E+00</text:p>
          </table:table-cell>
          <table:table-cell office:value-type="float" office:value="308451" calcext:value-type="float">
            <text:p>3,08E+05</text:p>
          </table:table-cell>
          <table:table-cell table:number-columns-repeated="1018"/>
        </table:table-row>
        <table:table-row table:style-name="ro1">
          <table:table-cell table:number-columns-repeated="5" office:value-type="float" office:value="0" calcext:value-type="float">
            <text:p>0,00E+00</text:p>
          </table:table-cell>
          <table:table-cell office:value-type="float" office:value="308451" calcext:value-type="float">
            <text:p>3,08E+05</text:p>
          </table:table-cell>
          <table:table-cell table:number-columns-repeated="1018"/>
        </table:table-row>
        <table:table-row table:style-name="ro1">
          <table:table-cell table:number-columns-repeated="5" office:value-type="float" office:value="0" calcext:value-type="float">
            <text:p>0,00E+00</text:p>
          </table:table-cell>
          <table:table-cell office:value-type="float" office:value="308451" calcext:value-type="float">
            <text:p>3,08E+05</text:p>
          </table:table-cell>
          <table:table-cell table:number-columns-repeated="1018"/>
        </table:table-row>
        <table:table-row table:style-name="ro1">
          <table:table-cell table:number-columns-repeated="5" office:value-type="float" office:value="0" calcext:value-type="float">
            <text:p>0,00E+00</text:p>
          </table:table-cell>
          <table:table-cell office:value-type="float" office:value="308451" calcext:value-type="float">
            <text:p>3,08E+05</text:p>
          </table:table-cell>
          <table:table-cell table:number-columns-repeated="1018"/>
        </table:table-row>
        <table:table-row table:style-name="ro1">
          <table:table-cell table:number-columns-repeated="5" office:value-type="float" office:value="0" calcext:value-type="float">
            <text:p>0,00E+00</text:p>
          </table:table-cell>
          <table:table-cell office:value-type="float" office:value="308451" calcext:value-type="float">
            <text:p>3,08E+05</text:p>
          </table:table-cell>
          <table:table-cell table:number-columns-repeated="1018"/>
        </table:table-row>
        <table:table-row table:style-name="ro1">
          <table:table-cell office:value-type="float" office:value="3317" calcext:value-type="float">
            <text:p>3,32E+03</text:p>
          </table:table-cell>
          <table:table-cell office:value-type="float" office:value="3311" calcext:value-type="float">
            <text:p>3,31E+03</text:p>
          </table:table-cell>
          <table:table-cell office:value-type="float" office:value="296374" calcext:value-type="float">
            <text:p>2,96E+05</text:p>
          </table:table-cell>
          <table:table-cell office:value-type="float" office:value="4114" calcext:value-type="float">
            <text:p>4,11E+03</text:p>
          </table:table-cell>
          <table:table-cell office:value-type="float" office:value="1335" calcext:value-type="float">
            <text:p>1,34E+03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2990" calcext:value-type="float">
            <text:p>2,99E+03</text:p>
          </table:table-cell>
          <table:table-cell office:value-type="float" office:value="2424" calcext:value-type="float">
            <text:p>2,42E+03</text:p>
          </table:table-cell>
          <table:table-cell office:value-type="float" office:value="5448" calcext:value-type="float">
            <text:p>5,45E+03</text:p>
          </table:table-cell>
          <table:table-cell office:value-type="float" office:value="296870" calcext:value-type="float">
            <text:p>2,97E+05</text:p>
          </table:table-cell>
          <table:table-cell office:value-type="float" office:value="719" calcext:value-type="float">
            <text:p>7,19E+02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3246" calcext:value-type="float">
            <text:p>3,25E+03</text:p>
          </table:table-cell>
          <table:table-cell office:value-type="float" office:value="296102" calcext:value-type="float">
            <text:p>2,96E+05</text:p>
          </table:table-cell>
          <table:table-cell office:value-type="float" office:value="3764" calcext:value-type="float">
            <text:p>3,76E+03</text:p>
          </table:table-cell>
          <table:table-cell office:value-type="float" office:value="5339" calcext:value-type="float">
            <text:p>5,34E+03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2830" calcext:value-type="float">
            <text:p>2,83E+03</text:p>
          </table:table-cell>
          <table:table-cell office:value-type="float" office:value="3975" calcext:value-type="float">
            <text:p>3,98E+03</text:p>
          </table:table-cell>
          <table:table-cell office:value-type="float" office:value="297427" calcext:value-type="float">
            <text:p>2,97E+05</text:p>
          </table:table-cell>
          <table:table-cell office:value-type="float" office:value="4219" calcext:value-type="float">
            <text:p>4,22E+03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296380" calcext:value-type="float">
            <text:p>2,96E+05</text:p>
          </table:table-cell>
          <table:table-cell office:value-type="float" office:value="3338" calcext:value-type="float">
            <text:p>3,34E+03</text:p>
          </table:table-cell>
          <table:table-cell office:value-type="float" office:value="5015" calcext:value-type="float">
            <text:p>5,02E+03</text:p>
          </table:table-cell>
          <table:table-cell office:value-type="float" office:value="3710" calcext:value-type="float">
            <text:p>3,71E+03</text:p>
          </table:table-cell>
          <table:table-cell office:value-type="float" office:value="8" calcext:value-type="float">
            <text:p>8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2942" calcext:value-type="float">
            <text:p>2,94E+03</text:p>
          </table:table-cell>
          <table:table-cell office:value-type="float" office:value="3940" calcext:value-type="float">
            <text:p>3,94E+03</text:p>
          </table:table-cell>
          <table:table-cell office:value-type="float" office:value="297369" calcext:value-type="float">
            <text:p>2,97E+05</text:p>
          </table:table-cell>
          <table:table-cell office:value-type="float" office:value="4200" calcext:value-type="float">
            <text:p>4,20E+03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3333" calcext:value-type="float">
            <text:p>3,33E+03</text:p>
          </table:table-cell>
          <table:table-cell office:value-type="float" office:value="6172" calcext:value-type="float">
            <text:p>6,17E+03</text:p>
          </table:table-cell>
          <table:table-cell office:value-type="float" office:value="296431" calcext:value-type="float">
            <text:p>2,96E+05</text:p>
          </table:table-cell>
          <table:table-cell office:value-type="float" office:value="2515" calcext:value-type="float">
            <text:p>2,52E+03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641" calcext:value-type="float">
            <text:p>1,64E+03</text:p>
          </table:table-cell>
          <table:table-cell office:value-type="float" office:value="3056" calcext:value-type="float">
            <text:p>3,06E+03</text:p>
          </table:table-cell>
          <table:table-cell office:value-type="float" office:value="302473" calcext:value-type="float">
            <text:p>3,02E+05</text:p>
          </table:table-cell>
          <table:table-cell office:value-type="float" office:value="1280" calcext:value-type="float">
            <text:p>1,28E+03</text:p>
          </table:table-cell>
          <table:table-cell office:value-type="float" office:value="1" calcext:value-type="float">
            <text:p>1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302929" calcext:value-type="float">
            <text:p>3,03E+05</text:p>
          </table:table-cell>
          <table:table-cell office:value-type="float" office:value="757" calcext:value-type="float">
            <text:p>7,57E+02</text:p>
          </table:table-cell>
          <table:table-cell office:value-type="float" office:value="3679" calcext:value-type="float">
            <text:p>3,68E+03</text:p>
          </table:table-cell>
          <table:table-cell office:value-type="float" office:value="1086" calcext:value-type="float">
            <text:p>1,09E+03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431" calcext:value-type="float">
            <text:p>1,43E+03</text:p>
          </table:table-cell>
          <table:table-cell office:value-type="float" office:value="303391" calcext:value-type="float">
            <text:p>3,03E+05</text:p>
          </table:table-cell>
          <table:table-cell office:value-type="float" office:value="1068" calcext:value-type="float">
            <text:p>1,07E+03</text:p>
          </table:table-cell>
          <table:table-cell office:value-type="float" office:value="2561" calcext:value-type="float">
            <text:p>2,56E+03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448" calcext:value-type="float">
            <text:p>4,48E+02</text:p>
          </table:table-cell>
          <table:table-cell office:value-type="float" office:value="1503" calcext:value-type="float">
            <text:p>1,50E+03</text:p>
          </table:table-cell>
          <table:table-cell office:value-type="float" office:value="462" calcext:value-type="float">
            <text:p>4,62E+02</text:p>
          </table:table-cell>
          <table:table-cell office:value-type="float" office:value="306038" calcext:value-type="float">
            <text:p>3,06E+05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242" calcext:value-type="float">
            <text:p>2,42E+02</text:p>
          </table:table-cell>
          <table:table-cell office:value-type="float" office:value="386" calcext:value-type="float">
            <text:p>3,86E+02</text:p>
          </table:table-cell>
          <table:table-cell office:value-type="float" office:value="144" calcext:value-type="float">
            <text:p>1,44E+02</text:p>
          </table:table-cell>
          <table:table-cell office:value-type="float" office:value="307677" calcext:value-type="float">
            <text:p>3,08E+05</text:p>
          </table:table-cell>
          <table:table-cell office:value-type="float" office:value="2" calcext:value-type="float">
            <text:p>2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3041" calcext:value-type="float">
            <text:p>3,04E+03</text:p>
          </table:table-cell>
          <table:table-cell office:value-type="float" office:value="1412" calcext:value-type="float">
            <text:p>1,41E+03</text:p>
          </table:table-cell>
          <table:table-cell office:value-type="float" office:value="303770" calcext:value-type="float">
            <text:p>3,04E+05</text:p>
          </table:table-cell>
          <table:table-cell office:value-type="float" office:value="228" calcext:value-type="float">
            <text:p>2,28E+02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33486" calcext:value-type="float">
            <text:p>3,35E+04</text:p>
          </table:table-cell>
          <table:table-cell office:value-type="float" office:value="3294" calcext:value-type="float">
            <text:p>3,29E+03</text:p>
          </table:table-cell>
          <table:table-cell office:value-type="float" office:value="270775" calcext:value-type="float">
            <text:p>2,71E+05</text:p>
          </table:table-cell>
          <table:table-cell office:value-type="float" office:value="888" calcext:value-type="float">
            <text:p>8,88E+02</text:p>
          </table:table-cell>
          <table:table-cell office:value-type="float" office:value="8" calcext:value-type="float">
            <text:p>8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266804" calcext:value-type="float">
            <text:p>2,67E+05</text:p>
          </table:table-cell>
          <table:table-cell office:value-type="float" office:value="5430" calcext:value-type="float">
            <text:p>5,43E+03</text:p>
          </table:table-cell>
          <table:table-cell office:value-type="float" office:value="30651" calcext:value-type="float">
            <text:p>3,07E+04</text:p>
          </table:table-cell>
          <table:table-cell office:value-type="float" office:value="5558" calcext:value-type="float">
            <text:p>5,56E+03</text:p>
          </table:table-cell>
          <table:table-cell office:value-type="float" office:value="8" calcext:value-type="float">
            <text:p>8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32392" calcext:value-type="float">
            <text:p>3,24E+04</text:p>
          </table:table-cell>
          <table:table-cell office:value-type="float" office:value="239749" calcext:value-type="float">
            <text:p>2,40E+05</text:p>
          </table:table-cell>
          <table:table-cell office:value-type="float" office:value="4898" calcext:value-type="float">
            <text:p>4,90E+03</text:p>
          </table:table-cell>
          <table:table-cell office:value-type="float" office:value="31412" calcext:value-type="float">
            <text:p>3,14E+04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8913" calcext:value-type="float">
            <text:p>8,91E+03</text:p>
          </table:table-cell>
          <table:table-cell office:value-type="float" office:value="41454" calcext:value-type="float">
            <text:p>4,15E+04</text:p>
          </table:table-cell>
          <table:table-cell office:value-type="float" office:value="9984" calcext:value-type="float">
            <text:p>9,98E+03</text:p>
          </table:table-cell>
          <table:table-cell office:value-type="float" office:value="248100" calcext:value-type="float">
            <text:p>2,48E+05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33181" calcext:value-type="float">
            <text:p>3,32E+04</text:p>
          </table:table-cell>
          <table:table-cell office:value-type="float" office:value="35746" calcext:value-type="float">
            <text:p>3,57E+04</text:p>
          </table:table-cell>
          <table:table-cell office:value-type="float" office:value="22623" calcext:value-type="float">
            <text:p>2,26E+04</text:p>
          </table:table-cell>
          <table:table-cell office:value-type="float" office:value="216865" calcext:value-type="float">
            <text:p>2,17E+05</text:p>
          </table:table-cell>
          <table:table-cell office:value-type="float" office:value="36" calcext:value-type="float">
            <text:p>3,60E+01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26305" calcext:value-type="float">
            <text:p>2,63E+04</text:p>
          </table:table-cell>
          <table:table-cell office:value-type="float" office:value="23528" calcext:value-type="float">
            <text:p>2,35E+04</text:p>
          </table:table-cell>
          <table:table-cell office:value-type="float" office:value="67229" calcext:value-type="float">
            <text:p>6,72E+04</text:p>
          </table:table-cell>
          <table:table-cell office:value-type="float" office:value="191389" calcext:value-type="float">
            <text:p>1,91E+05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31111" calcext:value-type="float">
            <text:p>3,11E+04</text:p>
          </table:table-cell>
          <table:table-cell office:value-type="float" office:value="165784" calcext:value-type="float">
            <text:p>1,66E+05</text:p>
          </table:table-cell>
          <table:table-cell office:value-type="float" office:value="57697" calcext:value-type="float">
            <text:p>5,77E+04</text:p>
          </table:table-cell>
          <table:table-cell office:value-type="float" office:value="53859" calcext:value-type="float">
            <text:p>5,39E+04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69885" calcext:value-type="float">
            <text:p>6,99E+04</text:p>
          </table:table-cell>
          <table:table-cell office:value-type="float" office:value="27636" calcext:value-type="float">
            <text:p>2,76E+04</text:p>
          </table:table-cell>
          <table:table-cell office:value-type="float" office:value="35937" calcext:value-type="float">
            <text:p>3,59E+04</text:p>
          </table:table-cell>
          <table:table-cell office:value-type="float" office:value="174989" calcext:value-type="float">
            <text:p>1,75E+05</text:p>
          </table:table-cell>
          <table:table-cell office:value-type="float" office:value="4" calcext:value-type="float">
            <text:p>4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87243" calcext:value-type="float">
            <text:p>1,87E+05</text:p>
          </table:table-cell>
          <table:table-cell office:value-type="float" office:value="29571" calcext:value-type="float">
            <text:p>2,96E+04</text:p>
          </table:table-cell>
          <table:table-cell office:value-type="float" office:value="53132" calcext:value-type="float">
            <text:p>5,31E+04</text:p>
          </table:table-cell>
          <table:table-cell office:value-type="float" office:value="38505" calcext:value-type="float">
            <text:p>3,85E+04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36165" calcext:value-type="float">
            <text:p>3,62E+04</text:p>
          </table:table-cell>
          <table:table-cell office:value-type="float" office:value="28375" calcext:value-type="float">
            <text:p>2,84E+04</text:p>
          </table:table-cell>
          <table:table-cell office:value-type="float" office:value="203010" calcext:value-type="float">
            <text:p>2,03E+05</text:p>
          </table:table-cell>
          <table:table-cell office:value-type="float" office:value="40899" calcext:value-type="float">
            <text:p>4,09E+04</text:p>
          </table:table-cell>
          <table:table-cell office:value-type="float" office:value="2" calcext:value-type="float">
            <text:p>2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56487" calcext:value-type="float">
            <text:p>5,65E+04</text:p>
          </table:table-cell>
          <table:table-cell office:value-type="float" office:value="32708" calcext:value-type="float">
            <text:p>3,27E+04</text:p>
          </table:table-cell>
          <table:table-cell office:value-type="float" office:value="38516" calcext:value-type="float">
            <text:p>3,85E+04</text:p>
          </table:table-cell>
          <table:table-cell office:value-type="float" office:value="180738" calcext:value-type="float">
            <text:p>1,81E+05</text:p>
          </table:table-cell>
          <table:table-cell office:value-type="float" office:value="2" calcext:value-type="float">
            <text:p>2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38524" calcext:value-type="float">
            <text:p>3,85E+04</text:p>
          </table:table-cell>
          <table:table-cell office:value-type="float" office:value="75339" calcext:value-type="float">
            <text:p>7,53E+04</text:p>
          </table:table-cell>
          <table:table-cell office:value-type="float" office:value="100123" calcext:value-type="float">
            <text:p>1,00E+05</text:p>
          </table:table-cell>
          <table:table-cell office:value-type="float" office:value="94462" calcext:value-type="float">
            <text:p>9,45E+04</text:p>
          </table:table-cell>
          <table:table-cell office:value-type="float" office:value="3" calcext:value-type="float">
            <text:p>3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52939" calcext:value-type="float">
            <text:p>5,29E+04</text:p>
          </table:table-cell>
          <table:table-cell office:value-type="float" office:value="63321" calcext:value-type="float">
            <text:p>6,33E+04</text:p>
          </table:table-cell>
          <table:table-cell office:value-type="float" office:value="66880" calcext:value-type="float">
            <text:p>6,69E+04</text:p>
          </table:table-cell>
          <table:table-cell office:value-type="float" office:value="125220" calcext:value-type="float">
            <text:p>1,25E+05</text:p>
          </table:table-cell>
          <table:table-cell office:value-type="float" office:value="91" calcext:value-type="float">
            <text:p>9,10E+01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84672" calcext:value-type="float">
            <text:p>8,47E+04</text:p>
          </table:table-cell>
          <table:table-cell office:value-type="float" office:value="87660" calcext:value-type="float">
            <text:p>8,77E+04</text:p>
          </table:table-cell>
          <table:table-cell office:value-type="float" office:value="52857" calcext:value-type="float">
            <text:p>5,29E+04</text:p>
          </table:table-cell>
          <table:table-cell office:value-type="float" office:value="83262" calcext:value-type="float">
            <text:p>8,33E+04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65838" calcext:value-type="float">
            <text:p>6,58E+04</text:p>
          </table:table-cell>
          <table:table-cell office:value-type="float" office:value="53755" calcext:value-type="float">
            <text:p>5,38E+04</text:p>
          </table:table-cell>
          <table:table-cell office:value-type="float" office:value="97625" calcext:value-type="float">
            <text:p>9,76E+04</text:p>
          </table:table-cell>
          <table:table-cell office:value-type="float" office:value="91233" calcext:value-type="float">
            <text:p>9,12E+04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06689" calcext:value-type="float">
            <text:p>1,07E+05</text:p>
          </table:table-cell>
          <table:table-cell office:value-type="float" office:value="52423" calcext:value-type="float">
            <text:p>5,24E+04</text:p>
          </table:table-cell>
          <table:table-cell office:value-type="float" office:value="80627" calcext:value-type="float">
            <text:p>8,06E+04</text:p>
          </table:table-cell>
          <table:table-cell office:value-type="float" office:value="68675" calcext:value-type="float">
            <text:p>6,87E+04</text:p>
          </table:table-cell>
          <table:table-cell office:value-type="float" office:value="37" calcext:value-type="float">
            <text:p>3,70E+01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55275" calcext:value-type="float">
            <text:p>5,53E+04</text:p>
          </table:table-cell>
          <table:table-cell office:value-type="float" office:value="57414" calcext:value-type="float">
            <text:p>5,74E+04</text:p>
          </table:table-cell>
          <table:table-cell office:value-type="float" office:value="100349" calcext:value-type="float">
            <text:p>1,00E+05</text:p>
          </table:table-cell>
          <table:table-cell office:value-type="float" office:value="95412" calcext:value-type="float">
            <text:p>9,54E+04</text:p>
          </table:table-cell>
          <table:table-cell office:value-type="float" office:value="1" calcext:value-type="float">
            <text:p>1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61929" calcext:value-type="float">
            <text:p>6,19E+04</text:p>
          </table:table-cell>
          <table:table-cell office:value-type="float" office:value="54816" calcext:value-type="float">
            <text:p>5,48E+04</text:p>
          </table:table-cell>
          <table:table-cell office:value-type="float" office:value="118456" calcext:value-type="float">
            <text:p>1,18E+05</text:p>
          </table:table-cell>
          <table:table-cell office:value-type="float" office:value="73250" calcext:value-type="float">
            <text:p>7,33E+04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75250" calcext:value-type="float">
            <text:p>7,53E+04</text:p>
          </table:table-cell>
          <table:table-cell office:value-type="float" office:value="93668" calcext:value-type="float">
            <text:p>9,37E+04</text:p>
          </table:table-cell>
          <table:table-cell office:value-type="float" office:value="72182" calcext:value-type="float">
            <text:p>7,22E+04</text:p>
          </table:table-cell>
          <table:table-cell office:value-type="float" office:value="67348" calcext:value-type="float">
            <text:p>6,73E+04</text:p>
          </table:table-cell>
          <table:table-cell office:value-type="float" office:value="3" calcext:value-type="float">
            <text:p>3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8"/>
        </table:table-row>
        <table:table-row table:style-name="ro1">
          <table:table-cell office:value-type="float" office:value="61603" calcext:value-type="float">
            <text:p>6,16E+04</text:p>
          </table:table-cell>
          <table:table-cell office:value-type="float" office:value="49712" calcext:value-type="float">
            <text:p>4,97E+04</text:p>
          </table:table-cell>
          <table:table-cell office:value-type="float" office:value="57098" calcext:value-type="float">
            <text:p>5,71E+04</text:p>
          </table:table-cell>
          <table:table-cell office:value-type="float" office:value="61224" calcext:value-type="float">
            <text:p>6,12E+04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51587" calcext:value-type="float">
            <text:p>5,16E+04</text:p>
          </table:table-cell>
          <table:table-cell office:value-type="float" office:value="54914" calcext:value-type="float">
            <text:p>5,49E+04</text:p>
          </table:table-cell>
          <table:table-cell office:value-type="float" office:value="65777" calcext:value-type="float">
            <text:p>6,58E+04</text:p>
          </table:table-cell>
          <table:table-cell office:value-type="float" office:value="57357" calcext:value-type="float">
            <text:p>5,74E+04</text:p>
          </table:table-cell>
          <table:table-cell office:value-type="float" office:value="2" calcext:value-type="float">
            <text:p>2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57449" calcext:value-type="float">
            <text:p>5,74E+04</text:p>
          </table:table-cell>
          <table:table-cell office:value-type="float" office:value="49832" calcext:value-type="float">
            <text:p>4,98E+04</text:p>
          </table:table-cell>
          <table:table-cell office:value-type="float" office:value="59226" calcext:value-type="float">
            <text:p>5,92E+04</text:p>
          </table:table-cell>
          <table:table-cell office:value-type="float" office:value="63130" calcext:value-type="float">
            <text:p>6,31E+04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51293" calcext:value-type="float">
            <text:p>5,13E+04</text:p>
          </table:table-cell>
          <table:table-cell office:value-type="float" office:value="49374" calcext:value-type="float">
            <text:p>4,94E+04</text:p>
          </table:table-cell>
          <table:table-cell office:value-type="float" office:value="59527" calcext:value-type="float">
            <text:p>5,95E+04</text:p>
          </table:table-cell>
          <table:table-cell office:value-type="float" office:value="69443" calcext:value-type="float">
            <text:p>6,94E+04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51589" calcext:value-type="float">
            <text:p>5,16E+04</text:p>
          </table:table-cell>
          <table:table-cell office:value-type="float" office:value="60072" calcext:value-type="float">
            <text:p>6,01E+04</text:p>
          </table:table-cell>
          <table:table-cell office:value-type="float" office:value="59781" calcext:value-type="float">
            <text:p>5,98E+04</text:p>
          </table:table-cell>
          <table:table-cell office:value-type="float" office:value="58195" calcext:value-type="float">
            <text:p>5,82E+04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53967" calcext:value-type="float">
            <text:p>5,40E+04</text:p>
          </table:table-cell>
          <table:table-cell office:value-type="float" office:value="55777" calcext:value-type="float">
            <text:p>5,58E+04</text:p>
          </table:table-cell>
          <table:table-cell office:value-type="float" office:value="75056" calcext:value-type="float">
            <text:p>7,51E+04</text:p>
          </table:table-cell>
          <table:table-cell office:value-type="float" office:value="44837" calcext:value-type="float">
            <text:p>4,48E+04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56048" calcext:value-type="float">
            <text:p>5,60E+04</text:p>
          </table:table-cell>
          <table:table-cell office:value-type="float" office:value="51197" calcext:value-type="float">
            <text:p>5,12E+04</text:p>
          </table:table-cell>
          <table:table-cell office:value-type="float" office:value="59271" calcext:value-type="float">
            <text:p>5,93E+04</text:p>
          </table:table-cell>
          <table:table-cell office:value-type="float" office:value="63121" calcext:value-type="float">
            <text:p>6,31E+04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80415" calcext:value-type="float">
            <text:p>8,04E+04</text:p>
          </table:table-cell>
          <table:table-cell office:value-type="float" office:value="30907" calcext:value-type="float">
            <text:p>3,09E+04</text:p>
          </table:table-cell>
          <table:table-cell office:value-type="float" office:value="88774" calcext:value-type="float">
            <text:p>8,88E+04</text:p>
          </table:table-cell>
          <table:table-cell office:value-type="float" office:value="29541" calcext:value-type="float">
            <text:p>2,95E+04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21406" calcext:value-type="float">
            <text:p>2,14E+04</text:p>
          </table:table-cell>
          <table:table-cell office:value-type="float" office:value="17742" calcext:value-type="float">
            <text:p>1,77E+04</text:p>
          </table:table-cell>
          <table:table-cell office:value-type="float" office:value="168266" calcext:value-type="float">
            <text:p>1,68E+05</text:p>
          </table:table-cell>
          <table:table-cell office:value-type="float" office:value="22223" calcext:value-type="float">
            <text:p>2,22E+04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6354" calcext:value-type="float">
            <text:p>1,64E+04</text:p>
          </table:table-cell>
          <table:table-cell office:value-type="float" office:value="21927" calcext:value-type="float">
            <text:p>2,19E+04</text:p>
          </table:table-cell>
          <table:table-cell office:value-type="float" office:value="24676" calcext:value-type="float">
            <text:p>2,47E+04</text:p>
          </table:table-cell>
          <table:table-cell office:value-type="float" office:value="166680" calcext:value-type="float">
            <text:p>1,67E+05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6993" calcext:value-type="float">
            <text:p>1,70E+04</text:p>
          </table:table-cell>
          <table:table-cell office:value-type="float" office:value="157685" calcext:value-type="float">
            <text:p>1,58E+05</text:p>
          </table:table-cell>
          <table:table-cell office:value-type="float" office:value="22853" calcext:value-type="float">
            <text:p>2,29E+04</text:p>
          </table:table-cell>
          <table:table-cell office:value-type="float" office:value="32105" calcext:value-type="float">
            <text:p>3,21E+04</text:p>
          </table:table-cell>
          <table:table-cell office:value-type="float" office:value="1" calcext:value-type="float">
            <text:p>1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7609" calcext:value-type="float">
            <text:p>1,76E+04</text:p>
          </table:table-cell>
          <table:table-cell office:value-type="float" office:value="24533" calcext:value-type="float">
            <text:p>2,45E+04</text:p>
          </table:table-cell>
          <table:table-cell office:value-type="float" office:value="167736" calcext:value-type="float">
            <text:p>1,68E+05</text:p>
          </table:table-cell>
          <table:table-cell office:value-type="float" office:value="19759" calcext:value-type="float">
            <text:p>1,98E+04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64578" calcext:value-type="float">
            <text:p>1,65E+05</text:p>
          </table:table-cell>
          <table:table-cell office:value-type="float" office:value="16115" calcext:value-type="float">
            <text:p>1,61E+04</text:p>
          </table:table-cell>
          <table:table-cell office:value-type="float" office:value="33946" calcext:value-type="float">
            <text:p>3,39E+04</text:p>
          </table:table-cell>
          <table:table-cell office:value-type="float" office:value="14998" calcext:value-type="float">
            <text:p>1,50E+04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4533" calcext:value-type="float">
            <text:p>1,45E+04</text:p>
          </table:table-cell>
          <table:table-cell office:value-type="float" office:value="14631" calcext:value-type="float">
            <text:p>1,46E+04</text:p>
          </table:table-cell>
          <table:table-cell office:value-type="float" office:value="181925" calcext:value-type="float">
            <text:p>1,82E+05</text:p>
          </table:table-cell>
          <table:table-cell office:value-type="float" office:value="18539" calcext:value-type="float">
            <text:p>1,85E+04</text:p>
          </table:table-cell>
          <table:table-cell office:value-type="float" office:value="9" calcext:value-type="float">
            <text:p>9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7191" calcext:value-type="float">
            <text:p>1,72E+04</text:p>
          </table:table-cell>
          <table:table-cell office:value-type="float" office:value="18512" calcext:value-type="float">
            <text:p>1,85E+04</text:p>
          </table:table-cell>
          <table:table-cell office:value-type="float" office:value="184105" calcext:value-type="float">
            <text:p>1,84E+05</text:p>
          </table:table-cell>
          <table:table-cell office:value-type="float" office:value="9829" calcext:value-type="float">
            <text:p>9,83E+03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9107" calcext:value-type="float">
            <text:p>9,11E+03</text:p>
          </table:table-cell>
          <table:table-cell office:value-type="float" office:value="4948" calcext:value-type="float">
            <text:p>4,95E+03</text:p>
          </table:table-cell>
          <table:table-cell office:value-type="float" office:value="211327" calcext:value-type="float">
            <text:p>2,11E+05</text:p>
          </table:table-cell>
          <table:table-cell office:value-type="float" office:value="4254" calcext:value-type="float">
            <text:p>4,25E+03</text:p>
          </table:table-cell>
          <table:table-cell office:value-type="float" office:value="1" calcext:value-type="float">
            <text:p>1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211473" calcext:value-type="float">
            <text:p>2,11E+05</text:p>
          </table:table-cell>
          <table:table-cell office:value-type="float" office:value="1647" calcext:value-type="float">
            <text:p>1,65E+03</text:p>
          </table:table-cell>
          <table:table-cell office:value-type="float" office:value="13668" calcext:value-type="float">
            <text:p>1,37E+04</text:p>
          </table:table-cell>
          <table:table-cell office:value-type="float" office:value="2849" calcext:value-type="float">
            <text:p>2,85E+03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5277" calcext:value-type="float">
            <text:p>5,28E+03</text:p>
          </table:table-cell>
          <table:table-cell office:value-type="float" office:value="219677" calcext:value-type="float">
            <text:p>2,20E+05</text:p>
          </table:table-cell>
          <table:table-cell office:value-type="float" office:value="2842" calcext:value-type="float">
            <text:p>2,84E+03</text:p>
          </table:table-cell>
          <table:table-cell office:value-type="float" office:value="1841" calcext:value-type="float">
            <text:p>1,84E+03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748" calcext:value-type="float">
            <text:p>1,75E+03</text:p>
          </table:table-cell>
          <table:table-cell office:value-type="float" office:value="6426" calcext:value-type="float">
            <text:p>6,43E+03</text:p>
          </table:table-cell>
          <table:table-cell office:value-type="float" office:value="1191" calcext:value-type="float">
            <text:p>1,19E+03</text:p>
          </table:table-cell>
          <table:table-cell office:value-type="float" office:value="220271" calcext:value-type="float">
            <text:p>2,20E+05</text:p>
          </table:table-cell>
          <table:table-cell office:value-type="float" office:value="1" calcext:value-type="float">
            <text:p>1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805" calcext:value-type="float">
            <text:p>8,05E+02</text:p>
          </table:table-cell>
          <table:table-cell office:value-type="float" office:value="639" calcext:value-type="float">
            <text:p>6,39E+02</text:p>
          </table:table-cell>
          <table:table-cell office:value-type="float" office:value="275" calcext:value-type="float">
            <text:p>2,75E+02</text:p>
          </table:table-cell>
          <table:table-cell office:value-type="float" office:value="227910" calcext:value-type="float">
            <text:p>2,28E+05</text:p>
          </table:table-cell>
          <table:table-cell office:value-type="float" office:value="8" calcext:value-type="float">
            <text:p>8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0642" calcext:value-type="float">
            <text:p>1,06E+04</text:p>
          </table:table-cell>
          <table:table-cell office:value-type="float" office:value="498" calcext:value-type="float">
            <text:p>4,98E+02</text:p>
          </table:table-cell>
          <table:table-cell office:value-type="float" office:value="218328" calcext:value-type="float">
            <text:p>2,18E+05</text:p>
          </table:table-cell>
          <table:table-cell office:value-type="float" office:value="164" calcext:value-type="float">
            <text:p>1,64E+02</text:p>
          </table:table-cell>
          <table:table-cell office:value-type="float" office:value="5" calcext:value-type="float">
            <text:p>5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07162" calcext:value-type="float">
            <text:p>1,07E+05</text:p>
          </table:table-cell>
          <table:table-cell office:value-type="float" office:value="1487" calcext:value-type="float">
            <text:p>1,49E+03</text:p>
          </table:table-cell>
          <table:table-cell office:value-type="float" office:value="120080" calcext:value-type="float">
            <text:p>1,20E+05</text:p>
          </table:table-cell>
          <table:table-cell office:value-type="float" office:value="905" calcext:value-type="float">
            <text:p>9,05E+02</text:p>
          </table:table-cell>
          <table:table-cell office:value-type="float" office:value="3" calcext:value-type="float">
            <text:p>3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17865" calcext:value-type="float">
            <text:p>1,18E+05</text:p>
          </table:table-cell>
          <table:table-cell office:value-type="float" office:value="3045" calcext:value-type="float">
            <text:p>3,05E+03</text:p>
          </table:table-cell>
          <table:table-cell office:value-type="float" office:value="106181" calcext:value-type="float">
            <text:p>1,06E+05</text:p>
          </table:table-cell>
          <table:table-cell office:value-type="float" office:value="2544" calcext:value-type="float">
            <text:p>2,54E+03</text:p>
          </table:table-cell>
          <table:table-cell office:value-type="float" office:value="2" calcext:value-type="float">
            <text:p>2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07581" calcext:value-type="float">
            <text:p>1,08E+05</text:p>
          </table:table-cell>
          <table:table-cell office:value-type="float" office:value="107915" calcext:value-type="float">
            <text:p>1,08E+05</text:p>
          </table:table-cell>
          <table:table-cell office:value-type="float" office:value="3461" calcext:value-type="float">
            <text:p>3,46E+03</text:p>
          </table:table-cell>
          <table:table-cell office:value-type="float" office:value="10680" calcext:value-type="float">
            <text:p>1,07E+04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4879" calcext:value-type="float">
            <text:p>4,88E+03</text:p>
          </table:table-cell>
          <table:table-cell office:value-type="float" office:value="109748" calcext:value-type="float">
            <text:p>1,10E+05</text:p>
          </table:table-cell>
          <table:table-cell office:value-type="float" office:value="5229" calcext:value-type="float">
            <text:p>5,23E+03</text:p>
          </table:table-cell>
          <table:table-cell office:value-type="float" office:value="109768" calcext:value-type="float">
            <text:p>1,10E+05</text:p>
          </table:table-cell>
          <table:table-cell office:value-type="float" office:value="13" calcext:value-type="float">
            <text:p>1,30E+01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2712" calcext:value-type="float">
            <text:p>1,27E+04</text:p>
          </table:table-cell>
          <table:table-cell office:value-type="float" office:value="11872" calcext:value-type="float">
            <text:p>1,19E+04</text:p>
          </table:table-cell>
          <table:table-cell office:value-type="float" office:value="16960" calcext:value-type="float">
            <text:p>1,70E+04</text:p>
          </table:table-cell>
          <table:table-cell office:value-type="float" office:value="188089" calcext:value-type="float">
            <text:p>1,88E+05</text:p>
          </table:table-cell>
          <table:table-cell office:value-type="float" office:value="4" calcext:value-type="float">
            <text:p>4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0249" calcext:value-type="float">
            <text:p>1,02E+04</text:p>
          </table:table-cell>
          <table:table-cell office:value-type="float" office:value="10354" calcext:value-type="float">
            <text:p>1,04E+04</text:p>
          </table:table-cell>
          <table:table-cell office:value-type="float" office:value="126672" calcext:value-type="float">
            <text:p>1,27E+05</text:p>
          </table:table-cell>
          <table:table-cell office:value-type="float" office:value="82354" calcext:value-type="float">
            <text:p>8,24E+04</text:p>
          </table:table-cell>
          <table:table-cell office:value-type="float" office:value="8" calcext:value-type="float">
            <text:p>8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20761" calcext:value-type="float">
            <text:p>2,08E+04</text:p>
          </table:table-cell>
          <table:table-cell office:value-type="float" office:value="73301" calcext:value-type="float">
            <text:p>7,33E+04</text:p>
          </table:table-cell>
          <table:table-cell office:value-type="float" office:value="116311" calcext:value-type="float">
            <text:p>1,16E+05</text:p>
          </table:table-cell>
          <table:table-cell office:value-type="float" office:value="19249" calcext:value-type="float">
            <text:p>1,92E+04</text:p>
          </table:table-cell>
          <table:table-cell office:value-type="float" office:value="15" calcext:value-type="float">
            <text:p>1,50E+01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30076" calcext:value-type="float">
            <text:p>1,30E+05</text:p>
          </table:table-cell>
          <table:table-cell office:value-type="float" office:value="9676" calcext:value-type="float">
            <text:p>9,68E+03</text:p>
          </table:table-cell>
          <table:table-cell office:value-type="float" office:value="14543" calcext:value-type="float">
            <text:p>1,45E+04</text:p>
          </table:table-cell>
          <table:table-cell office:value-type="float" office:value="75342" calcext:value-type="float">
            <text:p>7,53E+04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75754" calcext:value-type="float">
            <text:p>1,76E+05</text:p>
          </table:table-cell>
          <table:table-cell office:value-type="float" office:value="10584" calcext:value-type="float">
            <text:p>1,06E+04</text:p>
          </table:table-cell>
          <table:table-cell office:value-type="float" office:value="29940" calcext:value-type="float">
            <text:p>2,99E+04</text:p>
          </table:table-cell>
          <table:table-cell office:value-type="float" office:value="13352" calcext:value-type="float">
            <text:p>1,34E+04</text:p>
          </table:table-cell>
          <table:table-cell office:value-type="float" office:value="7" calcext:value-type="float">
            <text:p>7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24093" calcext:value-type="float">
            <text:p>2,41E+04</text:p>
          </table:table-cell>
          <table:table-cell office:value-type="float" office:value="9873" calcext:value-type="float">
            <text:p>9,87E+03</text:p>
          </table:table-cell>
          <table:table-cell office:value-type="float" office:value="180020" calcext:value-type="float">
            <text:p>1,80E+05</text:p>
          </table:table-cell>
          <table:table-cell office:value-type="float" office:value="15647" calcext:value-type="float">
            <text:p>1,56E+04</text:p>
          </table:table-cell>
          <table:table-cell office:value-type="float" office:value="4" calcext:value-type="float">
            <text:p>4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17280" calcext:value-type="float">
            <text:p>1,17E+05</text:p>
          </table:table-cell>
          <table:table-cell office:value-type="float" office:value="11819" calcext:value-type="float">
            <text:p>1,18E+04</text:p>
          </table:table-cell>
          <table:table-cell office:value-type="float" office:value="24346" calcext:value-type="float">
            <text:p>2,43E+04</text:p>
          </table:table-cell>
          <table:table-cell office:value-type="float" office:value="76180" calcext:value-type="float">
            <text:p>7,62E+04</text:p>
          </table:table-cell>
          <table:table-cell office:value-type="float" office:value="12" calcext:value-type="float">
            <text:p>1,20E+01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21027" calcext:value-type="float">
            <text:p>2,10E+04</text:p>
          </table:table-cell>
          <table:table-cell office:value-type="float" office:value="32293" calcext:value-type="float">
            <text:p>3,23E+04</text:p>
          </table:table-cell>
          <table:table-cell office:value-type="float" office:value="129958" calcext:value-type="float">
            <text:p>1,30E+05</text:p>
          </table:table-cell>
          <table:table-cell office:value-type="float" office:value="46358" calcext:value-type="float">
            <text:p>4,64E+04</text:p>
          </table:table-cell>
          <table:table-cell office:value-type="float" office:value="1" calcext:value-type="float">
            <text:p>1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35661" calcext:value-type="float">
            <text:p>3,57E+04</text:p>
          </table:table-cell>
          <table:table-cell office:value-type="float" office:value="23978" calcext:value-type="float">
            <text:p>2,40E+04</text:p>
          </table:table-cell>
          <table:table-cell office:value-type="float" office:value="32229" calcext:value-type="float">
            <text:p>3,22E+04</text:p>
          </table:table-cell>
          <table:table-cell office:value-type="float" office:value="137769" calcext:value-type="float">
            <text:p>1,38E+05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33645" calcext:value-type="float">
            <text:p>1,34E+05</text:p>
          </table:table-cell>
          <table:table-cell office:value-type="float" office:value="30901" calcext:value-type="float">
            <text:p>3,09E+04</text:p>
          </table:table-cell>
          <table:table-cell office:value-type="float" office:value="22657" calcext:value-type="float">
            <text:p>2,27E+04</text:p>
          </table:table-cell>
          <table:table-cell office:value-type="float" office:value="42430" calcext:value-type="float">
            <text:p>4,24E+04</text:p>
          </table:table-cell>
          <table:table-cell office:value-type="float" office:value="4" calcext:value-type="float">
            <text:p>4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38284" calcext:value-type="float">
            <text:p>3,83E+04</text:p>
          </table:table-cell>
          <table:table-cell office:value-type="float" office:value="24979" calcext:value-type="float">
            <text:p>2,50E+04</text:p>
          </table:table-cell>
          <table:table-cell office:value-type="float" office:value="33919" calcext:value-type="float">
            <text:p>3,39E+04</text:p>
          </table:table-cell>
          <table:table-cell office:value-type="float" office:value="132446" calcext:value-type="float">
            <text:p>1,32E+05</text:p>
          </table:table-cell>
          <table:table-cell office:value-type="float" office:value="9" calcext:value-type="float">
            <text:p>9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34540" calcext:value-type="float">
            <text:p>1,35E+05</text:p>
          </table:table-cell>
          <table:table-cell office:value-type="float" office:value="21895" calcext:value-type="float">
            <text:p>2,19E+04</text:p>
          </table:table-cell>
          <table:table-cell office:value-type="float" office:value="32130" calcext:value-type="float">
            <text:p>3,21E+04</text:p>
          </table:table-cell>
          <table:table-cell office:value-type="float" office:value="41072" calcext:value-type="float">
            <text:p>4,11E+04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24526" calcext:value-type="float">
            <text:p>2,45E+04</text:p>
          </table:table-cell>
          <table:table-cell office:value-type="float" office:value="24509" calcext:value-type="float">
            <text:p>2,45E+04</text:p>
          </table:table-cell>
          <table:table-cell office:value-type="float" office:value="48416" calcext:value-type="float">
            <text:p>4,84E+04</text:p>
          </table:table-cell>
          <table:table-cell office:value-type="float" office:value="132182" calcext:value-type="float">
            <text:p>1,32E+05</text:p>
          </table:table-cell>
          <table:table-cell office:value-type="float" office:value="4" calcext:value-type="float">
            <text:p>4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27903" calcext:value-type="float">
            <text:p>2,79E+04</text:p>
          </table:table-cell>
          <table:table-cell office:value-type="float" office:value="31586" calcext:value-type="float">
            <text:p>3,16E+04</text:p>
          </table:table-cell>
          <table:table-cell office:value-type="float" office:value="140111" calcext:value-type="float">
            <text:p>1,40E+05</text:p>
          </table:table-cell>
          <table:table-cell office:value-type="float" office:value="30031" calcext:value-type="float">
            <text:p>3,00E+04</text:p>
          </table:table-cell>
          <table:table-cell office:value-type="float" office:value="6" calcext:value-type="float">
            <text:p>6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32167" calcext:value-type="float">
            <text:p>3,22E+04</text:p>
          </table:table-cell>
          <table:table-cell office:value-type="float" office:value="129422" calcext:value-type="float">
            <text:p>1,29E+05</text:p>
          </table:table-cell>
          <table:table-cell office:value-type="float" office:value="30313" calcext:value-type="float">
            <text:p>3,03E+04</text:p>
          </table:table-cell>
          <table:table-cell office:value-type="float" office:value="37734" calcext:value-type="float">
            <text:p>3,77E+04</text:p>
          </table:table-cell>
          <table:table-cell office:value-type="float" office:value="1" calcext:value-type="float">
            <text:p>1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0" loext:min-decimal-places="0" number:min-integer-digits="3" number:min-exponent-digits="3" loext:exponent-interval="3" loext:forced-exponent-sign="true"/>
      <number:text>.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.00.0000</text:date>, <text:time style:data-style-name="N2" text:time-value="21:15:12.51503368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7:24:30.095403239</meta:creation-date>
    <dc:date>2019-07-22T21:23:27.441372550</dc:date>
    <meta:editing-duration>PT13M56S</meta:editing-duration>
    <meta:editing-cycles>2</meta:editing-cycles>
    <meta:generator>LibreOffice/6.0.7.3$Linux_X86_64 LibreOffice_project/00m0$Build-3</meta:generator>
    <meta:document-statistic meta:table-count="1" meta:cell-count="93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scientific-number number:decimal-places="0" loext:min-decimal-places="0" number:min-integer-digits="3" number:min-exponent-digits="3" loext:exponent-interval="3" loext:forced-exponent-sign="true"/>
      <number:text>.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689cm" svg:height="10.599cm" xlink:href=".." xlink:type="simple" chart:class="chart:line" chart:style-name="ch1">
        <chart:title svg:x="10.19cm" svg:y="0.346cm" chart:style-name="ch2">
          <text:p>Позиция 1</text:p>
        </chart:title>
        <chart:legend chart:legend-position="bottom" svg:x="7.232cm" svg:y="9.998cm" style:legend-expansion="wide" chart:style-name="ch3"/>
        <chart:plot-area chart:style-name="ch4" table:cell-range-address="Лист1.A1:Лист1.F11" chart:data-source-has-labels="row" svg:x="0.453cm" svg:y="1.332cm" svg:width="21.783cm" svg:height="8.271cm">
          <chartooo:coordinate-region svg:x="2.422cm" svg:y="1.532cm" svg:width="19.613cm" svg:height="7.42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Лист1.A2:Лист1.A11" chart:label-cell-address="Лист1.A1:Лист1.A1" chart:class="chart:line">
            <chart:data-point chart:repeated="10"/>
          </chart:series>
          <chart:series chart:style-name="ch9" chart:values-cell-range-address="Лист1.B2:Лист1.B11" chart:label-cell-address="Лист1.B1:Лист1.B1" chart:class="chart:line">
            <chart:data-point chart:repeated="10"/>
          </chart:series>
          <chart:series chart:style-name="ch10" chart:values-cell-range-address="Лист1.C2:Лист1.C11" chart:label-cell-address="Лист1.C1:Лист1.C1" chart:class="chart:line">
            <chart:data-point chart:repeated="10"/>
          </chart:series>
          <chart:series chart:style-name="ch11" chart:values-cell-range-address="Лист1.D2:Лист1.D11" chart:label-cell-address="Лист1.D1:Лист1.D1" chart:class="chart:line">
            <chart:data-point chart:repeated="10"/>
          </chart:series>
          <chart:series chart:style-name="ch12" chart:values-cell-range-address="Лист1.E2:Лист1.E11" chart:label-cell-address="Лист1.E1:Лист1.E1" chart:class="chart:line">
            <chart:data-point chart:repeated="10"/>
          </chart:series>
          <chart:series chart:style-name="ch13" chart:values-cell-range-address="Лист1.F2:Лист1.F11" chart:label-cell-address="Лист1.F1:Лист1.F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Лист1.A1:Лист1.A1</svg:desc>
                </draw:g>
              </table:table-cell>
              <table:table-cell office:value-type="string">
                <text:p>T</text:p>
                <draw:g>
                  <svg:desc>Лист1.B1:Лист1.B1</svg:desc>
                </draw:g>
              </table:table-cell>
              <table:table-cell office:value-type="string">
                <text:p>G</text:p>
                <draw:g>
                  <svg:desc>Лист1.C1:Лист1.C1</svg:desc>
                </draw:g>
              </table:table-cell>
              <table:table-cell office:value-type="string">
                <text:p>C</text:p>
                <draw:g>
                  <svg:desc>Лист1.D1:Лист1.D1</svg:desc>
                </draw:g>
              </table:table-cell>
              <table:table-cell office:value-type="string">
                <text:p>N</text:p>
                <draw:g>
                  <svg:desc>Лист1.E1:Лист1.E1</svg:desc>
                </draw:g>
              </table:table-cell>
              <table:table-cell office:value-type="string">
                <text:p>0</text:p>
                <draw:g>
                  <svg:desc>Лист1.F1:Лист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2:Лист1.A11</svg:desc>
                </draw:g>
              </table:table-cell>
              <table:table-cell office:value-type="float" office:value="0">
                <text:p>0</text:p>
                <draw:g>
                  <svg:desc>Лист1.B2:Лист1.B11</svg:desc>
                </draw:g>
              </table:table-cell>
              <table:table-cell office:value-type="float" office:value="0">
                <text:p>0</text:p>
                <draw:g>
                  <svg:desc>Лист1.C2:Лист1.C11</svg:desc>
                </draw:g>
              </table:table-cell>
              <table:table-cell office:value-type="float" office:value="0">
                <text:p>0</text:p>
                <draw:g>
                  <svg:desc>Лист1.D2:Лист1.D11</svg:desc>
                </draw:g>
              </table:table-cell>
              <table:table-cell office:value-type="float" office:value="0">
                <text:p>0</text:p>
                <draw:g>
                  <svg:desc>Лист1.E2:Лист1.E11</svg:desc>
                </draw:g>
              </table:table-cell>
              <table:table-cell office:value-type="float" office:value="8946872">
                <text:p>8946872</text:p>
                <draw:g>
                  <svg:desc>Лист1.F2:Лист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46872">
                <text:p>8946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46872">
                <text:p>8946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46872">
                <text:p>8946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15">
                <text:p>2315</text:p>
              </table:table-cell>
              <table:table-cell office:value-type="float" office:value="2904">
                <text:p>2904</text:p>
              </table:table-cell>
              <table:table-cell office:value-type="float" office:value="1783">
                <text:p>1783</text:p>
              </table:table-cell>
              <table:table-cell office:value-type="float" office:value="8892621">
                <text:p>8892621</text:p>
              </table:table-cell>
              <table:table-cell office:value-type="float" office:value="47249">
                <text:p>47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857">
                <text:p>73857</text:p>
              </table:table-cell>
              <table:table-cell office:value-type="float" office:value="18676">
                <text:p>18676</text:p>
              </table:table-cell>
              <table:table-cell office:value-type="float" office:value="8852623">
                <text:p>8852623</text:p>
              </table:table-cell>
              <table:table-cell office:value-type="float" office:value="1716">
                <text:p>1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51383">
                <text:p>8851383</text:p>
              </table:table-cell>
              <table:table-cell office:value-type="float" office:value="44242">
                <text:p>44242</text:p>
              </table:table-cell>
              <table:table-cell office:value-type="float" office:value="37067">
                <text:p>37067</text:p>
              </table:table-cell>
              <table:table-cell office:value-type="float" office:value="14180">
                <text:p>14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020">
                <text:p>38020</text:p>
              </table:table-cell>
              <table:table-cell office:value-type="float" office:value="8703350">
                <text:p>8703350</text:p>
              </table:table-cell>
              <table:table-cell office:value-type="float" office:value="10939">
                <text:p>10939</text:p>
              </table:table-cell>
              <table:table-cell office:value-type="float" office:value="194563">
                <text:p>194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716">
                <text:p>53716</text:p>
              </table:table-cell>
              <table:table-cell office:value-type="float" office:value="148225">
                <text:p>148225</text:p>
              </table:table-cell>
              <table:table-cell office:value-type="float" office:value="54771">
                <text:p>54771</text:p>
              </table:table-cell>
              <table:table-cell office:value-type="float" office:value="8690159">
                <text:p>869015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1877">
                <text:p>391877</text:p>
              </table:table-cell>
              <table:table-cell office:value-type="float" office:value="423682">
                <text:p>423682</text:p>
              </table:table-cell>
              <table:table-cell office:value-type="float" office:value="196459">
                <text:p>196459</text:p>
              </table:table-cell>
              <table:table-cell office:value-type="float" office:value="7934854">
                <text:p>7934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7">
      <number:scientific-number number:decimal-places="0" loext:min-decimal-places="0" number:min-integer-digits="3" number:min-exponent-digits="3" loext:exponent-interval="3" loext:forced-exponent-sign="true"/>
      <number:text>.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689cm" svg:height="10.599cm" xlink:href=".." xlink:type="simple" chart:class="chart:line" chart:style-name="ch1">
        <chart:title svg:x="10.065cm" svg:y="0.346cm" chart:style-name="ch2">
          <text:p>Позиция 12</text:p>
        </chart:title>
        <chart:legend chart:legend-position="bottom" svg:x="7.232cm" svg:y="9.998cm" style:legend-expansion="wide" chart:style-name="ch3"/>
        <chart:plot-area chart:style-name="ch4" table:cell-range-address="Лист1.A13:Лист1.F23" chart:data-source-has-labels="row" svg:x="0.453cm" svg:y="1.332cm" svg:width="21.783cm" svg:height="8.271cm">
          <chartooo:coordinate-region svg:x="2.223cm" svg:y="1.532cm" svg:width="19.813cm" svg:height="7.42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Лист1.A14:Лист1.A23" chart:label-cell-address="Лист1.A13:Лист1.A13" chart:class="chart:line">
            <chart:data-point chart:repeated="10"/>
          </chart:series>
          <chart:series chart:style-name="ch9" chart:values-cell-range-address="Лист1.B14:Лист1.B23" chart:label-cell-address="Лист1.B13:Лист1.B13" chart:class="chart:line">
            <chart:data-point chart:repeated="10"/>
          </chart:series>
          <chart:series chart:style-name="ch10" chart:values-cell-range-address="Лист1.C14:Лист1.C23" chart:label-cell-address="Лист1.C13:Лист1.C13" chart:class="chart:line">
            <chart:data-point chart:repeated="10"/>
          </chart:series>
          <chart:series chart:style-name="ch11" chart:values-cell-range-address="Лист1.D14:Лист1.D23" chart:label-cell-address="Лист1.D13:Лист1.D13" chart:class="chart:line">
            <chart:data-point chart:repeated="10"/>
          </chart:series>
          <chart:series chart:style-name="ch12" chart:values-cell-range-address="Лист1.E14:Лист1.E23" chart:label-cell-address="Лист1.E13:Лист1.E13" chart:class="chart:line">
            <chart:data-point chart:repeated="10"/>
          </chart:series>
          <chart:series chart:style-name="ch13" chart:values-cell-range-address="Лист1.F14:Лист1.F23" chart:label-cell-address="Лист1.F13:Лист1.F13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Лист1.A13:Лист1.A13</svg:desc>
                </draw:g>
              </table:table-cell>
              <table:table-cell office:value-type="string">
                <text:p>T</text:p>
                <draw:g>
                  <svg:desc>Лист1.B13:Лист1.B13</svg:desc>
                </draw:g>
              </table:table-cell>
              <table:table-cell office:value-type="string">
                <text:p>G</text:p>
                <draw:g>
                  <svg:desc>Лист1.C13:Лист1.C13</svg:desc>
                </draw:g>
              </table:table-cell>
              <table:table-cell office:value-type="string">
                <text:p>C</text:p>
                <draw:g>
                  <svg:desc>Лист1.D13:Лист1.D13</svg:desc>
                </draw:g>
              </table:table-cell>
              <table:table-cell office:value-type="string">
                <text:p>N</text:p>
                <draw:g>
                  <svg:desc>Лист1.E13:Лист1.E13</svg:desc>
                </draw:g>
              </table:table-cell>
              <table:table-cell office:value-type="string">
                <text:p>0</text:p>
                <draw:g>
                  <svg:desc>Лист1.F13:Лист1.F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1">
                <text:p>1641</text:p>
                <draw:g>
                  <svg:desc>Лист1.A14:Лист1.A23</svg:desc>
                </draw:g>
              </table:table-cell>
              <table:table-cell office:value-type="float" office:value="3056">
                <text:p>3056</text:p>
                <draw:g>
                  <svg:desc>Лист1.B14:Лист1.B23</svg:desc>
                </draw:g>
              </table:table-cell>
              <table:table-cell office:value-type="float" office:value="302473">
                <text:p>302473</text:p>
                <draw:g>
                  <svg:desc>Лист1.C14:Лист1.C23</svg:desc>
                </draw:g>
              </table:table-cell>
              <table:table-cell office:value-type="float" office:value="1280">
                <text:p>1280</text:p>
                <draw:g>
                  <svg:desc>Лист1.D14:Лист1.D23</svg:desc>
                </draw:g>
              </table:table-cell>
              <table:table-cell office:value-type="float" office:value="1">
                <text:p>1</text:p>
                <draw:g>
                  <svg:desc>Лист1.E14:Лист1.E23</svg:desc>
                </draw:g>
              </table:table-cell>
              <table:table-cell office:value-type="float" office:value="0">
                <text:p>0</text:p>
                <draw:g>
                  <svg:desc>Лист1.F14:Лист1.F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2929">
                <text:p>302929</text:p>
              </table:table-cell>
              <table:table-cell office:value-type="float" office:value="757">
                <text:p>757</text:p>
              </table:table-cell>
              <table:table-cell office:value-type="float" office:value="3679">
                <text:p>3679</text:p>
              </table:table-cell>
              <table:table-cell office:value-type="float" office:value="1086">
                <text:p>1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31">
                <text:p>1431</text:p>
              </table:table-cell>
              <table:table-cell office:value-type="float" office:value="303391">
                <text:p>303391</text:p>
              </table:table-cell>
              <table:table-cell office:value-type="float" office:value="1068">
                <text:p>1068</text:p>
              </table:table-cell>
              <table:table-cell office:value-type="float" office:value="2561">
                <text:p>2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8">
                <text:p>448</text:p>
              </table:table-cell>
              <table:table-cell office:value-type="float" office:value="1503">
                <text:p>1503</text:p>
              </table:table-cell>
              <table:table-cell office:value-type="float" office:value="462">
                <text:p>462</text:p>
              </table:table-cell>
              <table:table-cell office:value-type="float" office:value="306038">
                <text:p>306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2">
                <text:p>242</text:p>
              </table:table-cell>
              <table:table-cell office:value-type="float" office:value="386">
                <text:p>386</text:p>
              </table:table-cell>
              <table:table-cell office:value-type="float" office:value="144">
                <text:p>144</text:p>
              </table:table-cell>
              <table:table-cell office:value-type="float" office:value="307677">
                <text:p>30767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486">
                <text:p>33486</text:p>
              </table:table-cell>
              <table:table-cell office:value-type="float" office:value="3294">
                <text:p>3294</text:p>
              </table:table-cell>
              <table:table-cell office:value-type="float" office:value="270775">
                <text:p>270775</text:p>
              </table:table-cell>
              <table:table-cell office:value-type="float" office:value="888">
                <text:p>88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6804">
                <text:p>266804</text:p>
              </table:table-cell>
              <table:table-cell office:value-type="float" office:value="5430">
                <text:p>5430</text:p>
              </table:table-cell>
              <table:table-cell office:value-type="float" office:value="30651">
                <text:p>30651</text:p>
              </table:table-cell>
              <table:table-cell office:value-type="float" office:value="5558">
                <text:p>555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392">
                <text:p>32392</text:p>
              </table:table-cell>
              <table:table-cell office:value-type="float" office:value="239749">
                <text:p>239749</text:p>
              </table:table-cell>
              <table:table-cell office:value-type="float" office:value="4898">
                <text:p>4898</text:p>
              </table:table-cell>
              <table:table-cell office:value-type="float" office:value="31412">
                <text:p>31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13">
                <text:p>8913</text:p>
              </table:table-cell>
              <table:table-cell office:value-type="float" office:value="41454">
                <text:p>41454</text:p>
              </table:table-cell>
              <table:table-cell office:value-type="float" office:value="9984">
                <text:p>9984</text:p>
              </table:table-cell>
              <table:table-cell office:value-type="float" office:value="248100">
                <text:p>248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181">
                <text:p>33181</text:p>
              </table:table-cell>
              <table:table-cell office:value-type="float" office:value="35746">
                <text:p>35746</text:p>
              </table:table-cell>
              <table:table-cell office:value-type="float" office:value="22623">
                <text:p>22623</text:p>
              </table:table-cell>
              <table:table-cell office:value-type="float" office:value="216865">
                <text:p>21686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7">
      <number:scientific-number number:decimal-places="0" loext:min-decimal-places="0" number:min-integer-digits="3" number:min-exponent-digits="3" loext:exponent-interval="3" loext:forced-exponent-sign="true"/>
      <number:text>.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689cm" svg:height="10.599cm" xlink:href=".." xlink:type="simple" chart:class="chart:line" chart:style-name="ch1">
        <chart:title svg:x="10.065cm" svg:y="0.346cm" chart:style-name="ch2">
          <text:p>Позиция 60</text:p>
        </chart:title>
        <chart:legend chart:legend-position="bottom" svg:x="7.232cm" svg:y="9.998cm" style:legend-expansion="wide" chart:style-name="ch3"/>
        <chart:plot-area chart:style-name="ch4" table:cell-range-address="Лист1.A25:Лист1.F35" chart:data-source-has-labels="row" svg:x="0.453cm" svg:y="1.332cm" svg:width="21.783cm" svg:height="8.271cm">
          <chartooo:coordinate-region svg:x="2.223cm" svg:y="1.532cm" svg:width="19.813cm" svg:height="7.42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Лист1.A26:Лист1.A35" chart:label-cell-address="Лист1.A25:Лист1.A25" chart:class="chart:line">
            <chart:data-point chart:repeated="10"/>
          </chart:series>
          <chart:series chart:style-name="ch9" chart:values-cell-range-address="Лист1.B26:Лист1.B35" chart:label-cell-address="Лист1.B25:Лист1.B25" chart:class="chart:line">
            <chart:data-point chart:repeated="10"/>
          </chart:series>
          <chart:series chart:style-name="ch10" chart:values-cell-range-address="Лист1.C26:Лист1.C35" chart:label-cell-address="Лист1.C25:Лист1.C25" chart:class="chart:line">
            <chart:data-point chart:repeated="10"/>
          </chart:series>
          <chart:series chart:style-name="ch11" chart:values-cell-range-address="Лист1.D26:Лист1.D35" chart:label-cell-address="Лист1.D25:Лист1.D25" chart:class="chart:line">
            <chart:data-point chart:repeated="10"/>
          </chart:series>
          <chart:series chart:style-name="ch12" chart:values-cell-range-address="Лист1.E26:Лист1.E35" chart:label-cell-address="Лист1.E25:Лист1.E25" chart:class="chart:line">
            <chart:data-point chart:repeated="10"/>
          </chart:series>
          <chart:series chart:style-name="ch13" chart:values-cell-range-address="Лист1.F26:Лист1.F35" chart:label-cell-address="Лист1.F25:Лист1.F25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Лист1.A25:Лист1.A25</svg:desc>
                </draw:g>
              </table:table-cell>
              <table:table-cell office:value-type="string">
                <text:p>T</text:p>
                <draw:g>
                  <svg:desc>Лист1.B25:Лист1.B25</svg:desc>
                </draw:g>
              </table:table-cell>
              <table:table-cell office:value-type="string">
                <text:p>G</text:p>
                <draw:g>
                  <svg:desc>Лист1.C25:Лист1.C25</svg:desc>
                </draw:g>
              </table:table-cell>
              <table:table-cell office:value-type="string">
                <text:p>C</text:p>
                <draw:g>
                  <svg:desc>Лист1.D25:Лист1.D25</svg:desc>
                </draw:g>
              </table:table-cell>
              <table:table-cell office:value-type="string">
                <text:p>N</text:p>
                <draw:g>
                  <svg:desc>Лист1.E25:Лист1.E25</svg:desc>
                </draw:g>
              </table:table-cell>
              <table:table-cell office:value-type="string">
                <text:p>0</text:p>
                <draw:g>
                  <svg:desc>Лист1.F25:Лист1.F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07">
                <text:p>9107</text:p>
                <draw:g>
                  <svg:desc>Лист1.A26:Лист1.A35</svg:desc>
                </draw:g>
              </table:table-cell>
              <table:table-cell office:value-type="float" office:value="4948">
                <text:p>4948</text:p>
                <draw:g>
                  <svg:desc>Лист1.B26:Лист1.B35</svg:desc>
                </draw:g>
              </table:table-cell>
              <table:table-cell office:value-type="float" office:value="211327">
                <text:p>211327</text:p>
                <draw:g>
                  <svg:desc>Лист1.C26:Лист1.C35</svg:desc>
                </draw:g>
              </table:table-cell>
              <table:table-cell office:value-type="float" office:value="4254">
                <text:p>4254</text:p>
                <draw:g>
                  <svg:desc>Лист1.D26:Лист1.D35</svg:desc>
                </draw:g>
              </table:table-cell>
              <table:table-cell office:value-type="float" office:value="1">
                <text:p>1</text:p>
                <draw:g>
                  <svg:desc>Лист1.E26:Лист1.E35</svg:desc>
                </draw:g>
              </table:table-cell>
              <table:table-cell office:value-type="float" office:value="0">
                <text:p>0</text:p>
                <draw:g>
                  <svg:desc>Лист1.F26:Лист1.F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1473">
                <text:p>211473</text:p>
              </table:table-cell>
              <table:table-cell office:value-type="float" office:value="1647">
                <text:p>1647</text:p>
              </table:table-cell>
              <table:table-cell office:value-type="float" office:value="13668">
                <text:p>13668</text:p>
              </table:table-cell>
              <table:table-cell office:value-type="float" office:value="2849">
                <text:p>2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77">
                <text:p>5277</text:p>
              </table:table-cell>
              <table:table-cell office:value-type="float" office:value="219677">
                <text:p>219677</text:p>
              </table:table-cell>
              <table:table-cell office:value-type="float" office:value="2842">
                <text:p>2842</text:p>
              </table:table-cell>
              <table:table-cell office:value-type="float" office:value="1841">
                <text:p>18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48">
                <text:p>1748</text:p>
              </table:table-cell>
              <table:table-cell office:value-type="float" office:value="6426">
                <text:p>6426</text:p>
              </table:table-cell>
              <table:table-cell office:value-type="float" office:value="1191">
                <text:p>1191</text:p>
              </table:table-cell>
              <table:table-cell office:value-type="float" office:value="220271">
                <text:p>2202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5">
                <text:p>805</text:p>
              </table:table-cell>
              <table:table-cell office:value-type="float" office:value="639">
                <text:p>639</text:p>
              </table:table-cell>
              <table:table-cell office:value-type="float" office:value="275">
                <text:p>275</text:p>
              </table:table-cell>
              <table:table-cell office:value-type="float" office:value="227910">
                <text:p>2279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162">
                <text:p>107162</text:p>
              </table:table-cell>
              <table:table-cell office:value-type="float" office:value="1487">
                <text:p>1487</text:p>
              </table:table-cell>
              <table:table-cell office:value-type="float" office:value="120080">
                <text:p>120080</text:p>
              </table:table-cell>
              <table:table-cell office:value-type="float" office:value="905">
                <text:p>90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7865">
                <text:p>117865</text:p>
              </table:table-cell>
              <table:table-cell office:value-type="float" office:value="3045">
                <text:p>3045</text:p>
              </table:table-cell>
              <table:table-cell office:value-type="float" office:value="106181">
                <text:p>106181</text:p>
              </table:table-cell>
              <table:table-cell office:value-type="float" office:value="2544">
                <text:p>25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581">
                <text:p>107581</text:p>
              </table:table-cell>
              <table:table-cell office:value-type="float" office:value="107915">
                <text:p>107915</text:p>
              </table:table-cell>
              <table:table-cell office:value-type="float" office:value="3461">
                <text:p>3461</text:p>
              </table:table-cell>
              <table:table-cell office:value-type="float" office:value="10680">
                <text:p>10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79">
                <text:p>4879</text:p>
              </table:table-cell>
              <table:table-cell office:value-type="float" office:value="109748">
                <text:p>109748</text:p>
              </table:table-cell>
              <table:table-cell office:value-type="float" office:value="5229">
                <text:p>5229</text:p>
              </table:table-cell>
              <table:table-cell office:value-type="float" office:value="109768">
                <text:p>109768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712">
                <text:p>12712</text:p>
              </table:table-cell>
              <table:table-cell office:value-type="float" office:value="11872">
                <text:p>11872</text:p>
              </table:table-cell>
              <table:table-cell office:value-type="float" office:value="16960">
                <text:p>16960</text:p>
              </table:table-cell>
              <table:table-cell office:value-type="float" office:value="188089">
                <text:p>18808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7">
      <number:scientific-number number:decimal-places="0" loext:min-decimal-places="0" number:min-integer-digits="3" number:min-exponent-digits="3" loext:exponent-interval="3" loext:forced-exponent-sign="true"/>
      <number:text>.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689cm" svg:height="10.599cm" xlink:href=".." xlink:type="simple" chart:class="chart:line" chart:style-name="ch1">
        <chart:title svg:x="9.206cm" svg:y="0.346cm" chart:style-name="ch2">
          <text:p>Позиция 1 (20 букв)</text:p>
        </chart:title>
        <chart:legend chart:legend-position="bottom" svg:x="7.232cm" svg:y="9.998cm" style:legend-expansion="wide" chart:style-name="ch3"/>
        <chart:plot-area chart:style-name="ch4" table:cell-range-address="Лист1.A37:Лист1.F77" chart:data-source-has-labels="row" svg:x="0.453cm" svg:y="1.332cm" svg:width="21.783cm" svg:height="8.271cm">
          <chartooo:coordinate-region svg:x="2.223cm" svg:y="1.532cm" svg:width="19.812cm" svg:height="7.42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Лист1.A38:Лист1.A77" chart:label-cell-address="Лист1.A37:Лист1.A37" chart:class="chart:line">
            <chart:data-point chart:repeated="40"/>
          </chart:series>
          <chart:series chart:style-name="ch9" chart:values-cell-range-address="Лист1.B38:Лист1.B77" chart:label-cell-address="Лист1.B37:Лист1.B37" chart:class="chart:line">
            <chart:data-point chart:repeated="40"/>
          </chart:series>
          <chart:series chart:style-name="ch10" chart:values-cell-range-address="Лист1.C38:Лист1.C77" chart:label-cell-address="Лист1.C37:Лист1.C37" chart:class="chart:line">
            <chart:data-point chart:repeated="40"/>
          </chart:series>
          <chart:series chart:style-name="ch11" chart:values-cell-range-address="Лист1.D38:Лист1.D77" chart:label-cell-address="Лист1.D37:Лист1.D37" chart:class="chart:line">
            <chart:data-point chart:repeated="40"/>
          </chart:series>
          <chart:series chart:style-name="ch12" chart:values-cell-range-address="Лист1.E38:Лист1.E77" chart:label-cell-address="Лист1.E37:Лист1.E37" chart:class="chart:line">
            <chart:data-point chart:repeated="40"/>
          </chart:series>
          <chart:series chart:style-name="ch13" chart:values-cell-range-address="Лист1.F38:Лист1.F77" chart:label-cell-address="Лист1.F37:Лист1.F37" chart:class="chart:line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Лист1.A37:Лист1.A37</svg:desc>
                </draw:g>
              </table:table-cell>
              <table:table-cell office:value-type="string">
                <text:p>T</text:p>
                <draw:g>
                  <svg:desc>Лист1.B37:Лист1.B37</svg:desc>
                </draw:g>
              </table:table-cell>
              <table:table-cell office:value-type="string">
                <text:p>G</text:p>
                <draw:g>
                  <svg:desc>Лист1.C37:Лист1.C37</svg:desc>
                </draw:g>
              </table:table-cell>
              <table:table-cell office:value-type="string">
                <text:p>C</text:p>
                <draw:g>
                  <svg:desc>Лист1.D37:Лист1.D37</svg:desc>
                </draw:g>
              </table:table-cell>
              <table:table-cell office:value-type="string">
                <text:p>N</text:p>
                <draw:g>
                  <svg:desc>Лист1.E37:Лист1.E37</svg:desc>
                </draw:g>
              </table:table-cell>
              <table:table-cell office:value-type="string">
                <text:p>0</text:p>
                <draw:g>
                  <svg:desc>Лист1.F37:Лист1.F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38:Лист1.A77</svg:desc>
                </draw:g>
              </table:table-cell>
              <table:table-cell office:value-type="float" office:value="0">
                <text:p>0</text:p>
                <draw:g>
                  <svg:desc>Лист1.B38:Лист1.B77</svg:desc>
                </draw:g>
              </table:table-cell>
              <table:table-cell office:value-type="float" office:value="0">
                <text:p>0</text:p>
                <draw:g>
                  <svg:desc>Лист1.C38:Лист1.C77</svg:desc>
                </draw:g>
              </table:table-cell>
              <table:table-cell office:value-type="float" office:value="0">
                <text:p>0</text:p>
                <draw:g>
                  <svg:desc>Лист1.D38:Лист1.D77</svg:desc>
                </draw:g>
              </table:table-cell>
              <table:table-cell office:value-type="float" office:value="0">
                <text:p>0</text:p>
                <draw:g>
                  <svg:desc>Лист1.E38:Лист1.E77</svg:desc>
                </draw:g>
              </table:table-cell>
              <table:table-cell office:value-type="float" office:value="8946872">
                <text:p>8946872</text:p>
                <draw:g>
                  <svg:desc>Лист1.F38:Лист1.F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46872">
                <text:p>8946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46872">
                <text:p>8946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46872">
                <text:p>8946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46872">
                <text:p>89468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46872">
                <text:p>89468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46872">
                <text:p>89468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46872">
                <text:p>89468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46872">
                <text:p>89468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46872">
                <text:p>89468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46872">
                <text:p>89468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46872">
                <text:p>89468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46872">
                <text:p>89468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46872">
                <text:p>89468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46872">
                <text:p>89468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46872">
                <text:p>89468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46872">
                <text:p>89468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46872">
                <text:p>89468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46872">
                <text:p>89468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15">
                <text:p>2315</text:p>
              </table:table-cell>
              <table:table-cell office:value-type="float" office:value="2904">
                <text:p>2904</text:p>
              </table:table-cell>
              <table:table-cell office:value-type="float" office:value="1783">
                <text:p>1783</text:p>
              </table:table-cell>
              <table:table-cell office:value-type="float" office:value="8892621">
                <text:p>8892621</text:p>
              </table:table-cell>
              <table:table-cell office:value-type="float" office:value="47249">
                <text:p>47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10">
                <text:p>4310</text:p>
              </table:table-cell>
              <table:table-cell office:value-type="float" office:value="17181">
                <text:p>17181</text:p>
              </table:table-cell>
              <table:table-cell office:value-type="float" office:value="8924803">
                <text:p>8924803</text:p>
              </table:table-cell>
              <table:table-cell office:value-type="float" office:value="578">
                <text:p>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857">
                <text:p>73857</text:p>
              </table:table-cell>
              <table:table-cell office:value-type="float" office:value="18676">
                <text:p>18676</text:p>
              </table:table-cell>
              <table:table-cell office:value-type="float" office:value="8852623">
                <text:p>8852623</text:p>
              </table:table-cell>
              <table:table-cell office:value-type="float" office:value="1716">
                <text:p>1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51383">
                <text:p>8851383</text:p>
              </table:table-cell>
              <table:table-cell office:value-type="float" office:value="44242">
                <text:p>44242</text:p>
              </table:table-cell>
              <table:table-cell office:value-type="float" office:value="37067">
                <text:p>37067</text:p>
              </table:table-cell>
              <table:table-cell office:value-type="float" office:value="14180">
                <text:p>14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020">
                <text:p>38020</text:p>
              </table:table-cell>
              <table:table-cell office:value-type="float" office:value="8703350">
                <text:p>8703350</text:p>
              </table:table-cell>
              <table:table-cell office:value-type="float" office:value="10939">
                <text:p>10939</text:p>
              </table:table-cell>
              <table:table-cell office:value-type="float" office:value="194563">
                <text:p>194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716">
                <text:p>53716</text:p>
              </table:table-cell>
              <table:table-cell office:value-type="float" office:value="148225">
                <text:p>148225</text:p>
              </table:table-cell>
              <table:table-cell office:value-type="float" office:value="54771">
                <text:p>54771</text:p>
              </table:table-cell>
              <table:table-cell office:value-type="float" office:value="8690159">
                <text:p>869015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1877">
                <text:p>391877</text:p>
              </table:table-cell>
              <table:table-cell office:value-type="float" office:value="423682">
                <text:p>423682</text:p>
              </table:table-cell>
              <table:table-cell office:value-type="float" office:value="196459">
                <text:p>196459</text:p>
              </table:table-cell>
              <table:table-cell office:value-type="float" office:value="7934854">
                <text:p>7934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0506">
                <text:p>350506</text:p>
              </table:table-cell>
              <table:table-cell office:value-type="float" office:value="298219">
                <text:p>298219</text:p>
              </table:table-cell>
              <table:table-cell office:value-type="float" office:value="447653">
                <text:p>447653</text:p>
              </table:table-cell>
              <table:table-cell office:value-type="float" office:value="7850426">
                <text:p>7850426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2867">
                <text:p>412867</text:p>
              </table:table-cell>
              <table:table-cell office:value-type="float" office:value="7224332">
                <text:p>7224332</text:p>
              </table:table-cell>
              <table:table-cell office:value-type="float" office:value="351772">
                <text:p>351772</text:p>
              </table:table-cell>
              <table:table-cell office:value-type="float" office:value="957901">
                <text:p>957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61846">
                <text:p>761846</text:p>
              </table:table-cell>
              <table:table-cell office:value-type="float" office:value="414306">
                <text:p>414306</text:p>
              </table:table-cell>
              <table:table-cell office:value-type="float" office:value="527497">
                <text:p>527497</text:p>
              </table:table-cell>
              <table:table-cell office:value-type="float" office:value="7243223">
                <text:p>7243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952050">
                <text:p>6952050</text:p>
              </table:table-cell>
              <table:table-cell office:value-type="float" office:value="437051">
                <text:p>437051</text:p>
              </table:table-cell>
              <table:table-cell office:value-type="float" office:value="935885">
                <text:p>935885</text:p>
              </table:table-cell>
              <table:table-cell office:value-type="float" office:value="621861">
                <text:p>62186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7858">
                <text:p>567858</text:p>
              </table:table-cell>
              <table:table-cell office:value-type="float" office:value="446316">
                <text:p>446316</text:p>
              </table:table-cell>
              <table:table-cell office:value-type="float" office:value="7176702">
                <text:p>7176702</text:p>
              </table:table-cell>
              <table:table-cell office:value-type="float" office:value="755982">
                <text:p>75598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0405">
                <text:p>550405</text:p>
              </table:table-cell>
              <table:table-cell office:value-type="float" office:value="579546">
                <text:p>579546</text:p>
              </table:table-cell>
              <table:table-cell office:value-type="float" office:value="582106">
                <text:p>582106</text:p>
              </table:table-cell>
              <table:table-cell office:value-type="float" office:value="7234815">
                <text:p>7234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97103">
                <text:p>1097103</text:p>
              </table:table-cell>
              <table:table-cell office:value-type="float" office:value="3206907">
                <text:p>3206907</text:p>
              </table:table-cell>
              <table:table-cell office:value-type="float" office:value="1329687">
                <text:p>1329687</text:p>
              </table:table-cell>
              <table:table-cell office:value-type="float" office:value="3313148">
                <text:p>331314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95248">
                <text:p>1895248</text:p>
              </table:table-cell>
              <table:table-cell office:value-type="float" office:value="1833098">
                <text:p>1833098</text:p>
              </table:table-cell>
              <table:table-cell office:value-type="float" office:value="2513689">
                <text:p>2513689</text:p>
              </table:table-cell>
              <table:table-cell office:value-type="float" office:value="2704665">
                <text:p>2704665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70152">
                <text:p>2170152</text:p>
              </table:table-cell>
              <table:table-cell office:value-type="float" office:value="2425627">
                <text:p>2425627</text:p>
              </table:table-cell>
              <table:table-cell office:value-type="float" office:value="1560816">
                <text:p>1560816</text:p>
              </table:table-cell>
              <table:table-cell office:value-type="float" office:value="2790261">
                <text:p>279026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38504">
                <text:p>2138504</text:p>
              </table:table-cell>
              <table:table-cell office:value-type="float" office:value="1994572">
                <text:p>1994572</text:p>
              </table:table-cell>
              <table:table-cell office:value-type="float" office:value="2482524">
                <text:p>2482524</text:p>
              </table:table-cell>
              <table:table-cell office:value-type="float" office:value="2331229">
                <text:p>2331229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17188">
                <text:p>2217188</text:p>
              </table:table-cell>
              <table:table-cell office:value-type="float" office:value="1953783">
                <text:p>1953783</text:p>
              </table:table-cell>
              <table:table-cell office:value-type="float" office:value="2476379">
                <text:p>2476379</text:p>
              </table:table-cell>
              <table:table-cell office:value-type="float" office:value="2298412">
                <text:p>2298412</text:p>
              </table:table-cell>
              <table:table-cell office:value-type="float" office:value="1110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74879">
                <text:p>1874879</text:p>
              </table:table-cell>
              <table:table-cell office:value-type="float" office:value="2182255">
                <text:p>2182255</text:p>
              </table:table-cell>
              <table:table-cell office:value-type="float" office:value="2719591">
                <text:p>2719591</text:p>
              </table:table-cell>
              <table:table-cell office:value-type="float" office:value="2170147">
                <text:p>2170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94780">
                <text:p>1994780</text:p>
              </table:table-cell>
              <table:table-cell office:value-type="float" office:value="1845905">
                <text:p>1845905</text:p>
              </table:table-cell>
              <table:table-cell office:value-type="float" office:value="2713740">
                <text:p>2713740</text:p>
              </table:table-cell>
              <table:table-cell office:value-type="float" office:value="2392447">
                <text:p>2392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2353">
                <text:p>1962353</text:p>
              </table:table-cell>
              <table:table-cell office:value-type="float" office:value="2156243">
                <text:p>2156243</text:p>
              </table:table-cell>
              <table:table-cell office:value-type="float" office:value="2660756">
                <text:p>2660756</text:p>
              </table:table-cell>
              <table:table-cell office:value-type="float" office:value="2167453">
                <text:p>2167453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7">
      <number:scientific-number number:decimal-places="0" loext:min-decimal-places="0" number:min-integer-digits="3" number:min-exponent-digits="3" loext:exponent-interval="3" loext:forced-exponent-sign="true"/>
      <number:text>.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689cm" svg:height="10.599cm" xlink:href=".." xlink:type="simple" chart:class="chart:line" chart:style-name="ch1">
        <chart:title svg:x="9.082cm" svg:y="0.346cm" chart:style-name="ch2">
          <text:p>Позиция 12 (20 букв)</text:p>
        </chart:title>
        <chart:legend chart:legend-position="bottom" svg:x="7.232cm" svg:y="9.998cm" style:legend-expansion="wide" chart:style-name="ch3"/>
        <chart:plot-area chart:style-name="ch4" table:cell-range-address="Лист1.A79:Лист1.F119" chart:data-source-has-labels="row" svg:x="0.453cm" svg:y="1.332cm" svg:width="21.783cm" svg:height="8.271cm">
          <chartooo:coordinate-region svg:x="2.223cm" svg:y="1.532cm" svg:width="19.812cm" svg:height="7.42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Лист1.A80:Лист1.A119" chart:label-cell-address="Лист1.A79:Лист1.A79" chart:class="chart:line">
            <chart:data-point chart:repeated="40"/>
          </chart:series>
          <chart:series chart:style-name="ch9" chart:values-cell-range-address="Лист1.B80:Лист1.B119" chart:label-cell-address="Лист1.B79:Лист1.B79" chart:class="chart:line">
            <chart:data-point chart:repeated="40"/>
          </chart:series>
          <chart:series chart:style-name="ch10" chart:values-cell-range-address="Лист1.C80:Лист1.C119" chart:label-cell-address="Лист1.C79:Лист1.C79" chart:class="chart:line">
            <chart:data-point chart:repeated="40"/>
          </chart:series>
          <chart:series chart:style-name="ch11" chart:values-cell-range-address="Лист1.D80:Лист1.D119" chart:label-cell-address="Лист1.D79:Лист1.D79" chart:class="chart:line">
            <chart:data-point chart:repeated="40"/>
          </chart:series>
          <chart:series chart:style-name="ch12" chart:values-cell-range-address="Лист1.E80:Лист1.E119" chart:label-cell-address="Лист1.E79:Лист1.E79" chart:class="chart:line">
            <chart:data-point chart:repeated="40"/>
          </chart:series>
          <chart:series chart:style-name="ch13" chart:values-cell-range-address="Лист1.F80:Лист1.F119" chart:label-cell-address="Лист1.F79:Лист1.F79" chart:class="chart:line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Лист1.A79:Лист1.A79</svg:desc>
                </draw:g>
              </table:table-cell>
              <table:table-cell office:value-type="string">
                <text:p>T</text:p>
                <draw:g>
                  <svg:desc>Лист1.B79:Лист1.B79</svg:desc>
                </draw:g>
              </table:table-cell>
              <table:table-cell office:value-type="string">
                <text:p>G</text:p>
                <draw:g>
                  <svg:desc>Лист1.C79:Лист1.C79</svg:desc>
                </draw:g>
              </table:table-cell>
              <table:table-cell office:value-type="string">
                <text:p>C</text:p>
                <draw:g>
                  <svg:desc>Лист1.D79:Лист1.D79</svg:desc>
                </draw:g>
              </table:table-cell>
              <table:table-cell office:value-type="string">
                <text:p>N</text:p>
                <draw:g>
                  <svg:desc>Лист1.E79:Лист1.E79</svg:desc>
                </draw:g>
              </table:table-cell>
              <table:table-cell office:value-type="string">
                <text:p>0</text:p>
                <draw:g>
                  <svg:desc>Лист1.F79:Лист1.F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80:Лист1.A119</svg:desc>
                </draw:g>
              </table:table-cell>
              <table:table-cell office:value-type="float" office:value="0">
                <text:p>0</text:p>
                <draw:g>
                  <svg:desc>Лист1.B80:Лист1.B119</svg:desc>
                </draw:g>
              </table:table-cell>
              <table:table-cell office:value-type="float" office:value="0">
                <text:p>0</text:p>
                <draw:g>
                  <svg:desc>Лист1.C80:Лист1.C119</svg:desc>
                </draw:g>
              </table:table-cell>
              <table:table-cell office:value-type="float" office:value="0">
                <text:p>0</text:p>
                <draw:g>
                  <svg:desc>Лист1.D80:Лист1.D119</svg:desc>
                </draw:g>
              </table:table-cell>
              <table:table-cell office:value-type="float" office:value="0">
                <text:p>0</text:p>
                <draw:g>
                  <svg:desc>Лист1.E80:Лист1.E119</svg:desc>
                </draw:g>
              </table:table-cell>
              <table:table-cell office:value-type="float" office:value="308451">
                <text:p>308451</text:p>
                <draw:g>
                  <svg:desc>Лист1.F80:Лист1.F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451">
                <text:p>308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451">
                <text:p>3084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451">
                <text:p>3084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451">
                <text:p>308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451">
                <text:p>3084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451">
                <text:p>3084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451">
                <text:p>3084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17">
                <text:p>3317</text:p>
              </table:table-cell>
              <table:table-cell office:value-type="float" office:value="3311">
                <text:p>3311</text:p>
              </table:table-cell>
              <table:table-cell office:value-type="float" office:value="296374">
                <text:p>296374</text:p>
              </table:table-cell>
              <table:table-cell office:value-type="float" office:value="4114">
                <text:p>4114</text:p>
              </table:table-cell>
              <table:table-cell office:value-type="float" office:value="1335">
                <text:p>1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90">
                <text:p>2990</text:p>
              </table:table-cell>
              <table:table-cell office:value-type="float" office:value="2424">
                <text:p>2424</text:p>
              </table:table-cell>
              <table:table-cell office:value-type="float" office:value="5448">
                <text:p>5448</text:p>
              </table:table-cell>
              <table:table-cell office:value-type="float" office:value="296870">
                <text:p>296870</text:p>
              </table:table-cell>
              <table:table-cell office:value-type="float" office:value="719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46">
                <text:p>3246</text:p>
              </table:table-cell>
              <table:table-cell office:value-type="float" office:value="296102">
                <text:p>296102</text:p>
              </table:table-cell>
              <table:table-cell office:value-type="float" office:value="3764">
                <text:p>3764</text:p>
              </table:table-cell>
              <table:table-cell office:value-type="float" office:value="5339">
                <text:p>5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30">
                <text:p>2830</text:p>
              </table:table-cell>
              <table:table-cell office:value-type="float" office:value="3975">
                <text:p>3975</text:p>
              </table:table-cell>
              <table:table-cell office:value-type="float" office:value="297427">
                <text:p>297427</text:p>
              </table:table-cell>
              <table:table-cell office:value-type="float" office:value="4219">
                <text:p>4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6380">
                <text:p>296380</text:p>
              </table:table-cell>
              <table:table-cell office:value-type="float" office:value="3338">
                <text:p>3338</text:p>
              </table:table-cell>
              <table:table-cell office:value-type="float" office:value="5015">
                <text:p>5015</text:p>
              </table:table-cell>
              <table:table-cell office:value-type="float" office:value="3710">
                <text:p>37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42">
                <text:p>2942</text:p>
              </table:table-cell>
              <table:table-cell office:value-type="float" office:value="3940">
                <text:p>3940</text:p>
              </table:table-cell>
              <table:table-cell office:value-type="float" office:value="297369">
                <text:p>297369</text:p>
              </table:table-cell>
              <table:table-cell office:value-type="float" office:value="4200">
                <text:p>4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33">
                <text:p>3333</text:p>
              </table:table-cell>
              <table:table-cell office:value-type="float" office:value="6172">
                <text:p>6172</text:p>
              </table:table-cell>
              <table:table-cell office:value-type="float" office:value="296431">
                <text:p>296431</text:p>
              </table:table-cell>
              <table:table-cell office:value-type="float" office:value="2515">
                <text:p>2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41">
                <text:p>1641</text:p>
              </table:table-cell>
              <table:table-cell office:value-type="float" office:value="3056">
                <text:p>3056</text:p>
              </table:table-cell>
              <table:table-cell office:value-type="float" office:value="302473">
                <text:p>302473</text:p>
              </table:table-cell>
              <table:table-cell office:value-type="float" office:value="1280">
                <text:p>12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2929">
                <text:p>302929</text:p>
              </table:table-cell>
              <table:table-cell office:value-type="float" office:value="757">
                <text:p>757</text:p>
              </table:table-cell>
              <table:table-cell office:value-type="float" office:value="3679">
                <text:p>3679</text:p>
              </table:table-cell>
              <table:table-cell office:value-type="float" office:value="1086">
                <text:p>1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31">
                <text:p>1431</text:p>
              </table:table-cell>
              <table:table-cell office:value-type="float" office:value="303391">
                <text:p>303391</text:p>
              </table:table-cell>
              <table:table-cell office:value-type="float" office:value="1068">
                <text:p>1068</text:p>
              </table:table-cell>
              <table:table-cell office:value-type="float" office:value="2561">
                <text:p>2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8">
                <text:p>448</text:p>
              </table:table-cell>
              <table:table-cell office:value-type="float" office:value="1503">
                <text:p>1503</text:p>
              </table:table-cell>
              <table:table-cell office:value-type="float" office:value="462">
                <text:p>462</text:p>
              </table:table-cell>
              <table:table-cell office:value-type="float" office:value="306038">
                <text:p>306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2">
                <text:p>242</text:p>
              </table:table-cell>
              <table:table-cell office:value-type="float" office:value="386">
                <text:p>386</text:p>
              </table:table-cell>
              <table:table-cell office:value-type="float" office:value="144">
                <text:p>144</text:p>
              </table:table-cell>
              <table:table-cell office:value-type="float" office:value="307677">
                <text:p>30767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41">
                <text:p>3041</text:p>
              </table:table-cell>
              <table:table-cell office:value-type="float" office:value="1412">
                <text:p>1412</text:p>
              </table:table-cell>
              <table:table-cell office:value-type="float" office:value="303770">
                <text:p>303770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486">
                <text:p>33486</text:p>
              </table:table-cell>
              <table:table-cell office:value-type="float" office:value="3294">
                <text:p>3294</text:p>
              </table:table-cell>
              <table:table-cell office:value-type="float" office:value="270775">
                <text:p>270775</text:p>
              </table:table-cell>
              <table:table-cell office:value-type="float" office:value="888">
                <text:p>88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6804">
                <text:p>266804</text:p>
              </table:table-cell>
              <table:table-cell office:value-type="float" office:value="5430">
                <text:p>5430</text:p>
              </table:table-cell>
              <table:table-cell office:value-type="float" office:value="30651">
                <text:p>30651</text:p>
              </table:table-cell>
              <table:table-cell office:value-type="float" office:value="5558">
                <text:p>555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392">
                <text:p>32392</text:p>
              </table:table-cell>
              <table:table-cell office:value-type="float" office:value="239749">
                <text:p>239749</text:p>
              </table:table-cell>
              <table:table-cell office:value-type="float" office:value="4898">
                <text:p>4898</text:p>
              </table:table-cell>
              <table:table-cell office:value-type="float" office:value="31412">
                <text:p>31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913">
                <text:p>8913</text:p>
              </table:table-cell>
              <table:table-cell office:value-type="float" office:value="41454">
                <text:p>41454</text:p>
              </table:table-cell>
              <table:table-cell office:value-type="float" office:value="9984">
                <text:p>9984</text:p>
              </table:table-cell>
              <table:table-cell office:value-type="float" office:value="248100">
                <text:p>248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181">
                <text:p>33181</text:p>
              </table:table-cell>
              <table:table-cell office:value-type="float" office:value="35746">
                <text:p>35746</text:p>
              </table:table-cell>
              <table:table-cell office:value-type="float" office:value="22623">
                <text:p>22623</text:p>
              </table:table-cell>
              <table:table-cell office:value-type="float" office:value="216865">
                <text:p>21686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305">
                <text:p>26305</text:p>
              </table:table-cell>
              <table:table-cell office:value-type="float" office:value="23528">
                <text:p>23528</text:p>
              </table:table-cell>
              <table:table-cell office:value-type="float" office:value="67229">
                <text:p>67229</text:p>
              </table:table-cell>
              <table:table-cell office:value-type="float" office:value="191389">
                <text:p>191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111">
                <text:p>31111</text:p>
              </table:table-cell>
              <table:table-cell office:value-type="float" office:value="165784">
                <text:p>165784</text:p>
              </table:table-cell>
              <table:table-cell office:value-type="float" office:value="57697">
                <text:p>57697</text:p>
              </table:table-cell>
              <table:table-cell office:value-type="float" office:value="53859">
                <text:p>538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885">
                <text:p>69885</text:p>
              </table:table-cell>
              <table:table-cell office:value-type="float" office:value="27636">
                <text:p>27636</text:p>
              </table:table-cell>
              <table:table-cell office:value-type="float" office:value="35937">
                <text:p>35937</text:p>
              </table:table-cell>
              <table:table-cell office:value-type="float" office:value="174989">
                <text:p>17498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243">
                <text:p>187243</text:p>
              </table:table-cell>
              <table:table-cell office:value-type="float" office:value="29571">
                <text:p>29571</text:p>
              </table:table-cell>
              <table:table-cell office:value-type="float" office:value="53132">
                <text:p>53132</text:p>
              </table:table-cell>
              <table:table-cell office:value-type="float" office:value="38505">
                <text:p>38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165">
                <text:p>36165</text:p>
              </table:table-cell>
              <table:table-cell office:value-type="float" office:value="28375">
                <text:p>28375</text:p>
              </table:table-cell>
              <table:table-cell office:value-type="float" office:value="203010">
                <text:p>203010</text:p>
              </table:table-cell>
              <table:table-cell office:value-type="float" office:value="40899">
                <text:p>40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487">
                <text:p>56487</text:p>
              </table:table-cell>
              <table:table-cell office:value-type="float" office:value="32708">
                <text:p>32708</text:p>
              </table:table-cell>
              <table:table-cell office:value-type="float" office:value="38516">
                <text:p>38516</text:p>
              </table:table-cell>
              <table:table-cell office:value-type="float" office:value="180738">
                <text:p>18073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524">
                <text:p>38524</text:p>
              </table:table-cell>
              <table:table-cell office:value-type="float" office:value="75339">
                <text:p>75339</text:p>
              </table:table-cell>
              <table:table-cell office:value-type="float" office:value="100123">
                <text:p>100123</text:p>
              </table:table-cell>
              <table:table-cell office:value-type="float" office:value="94462">
                <text:p>9446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939">
                <text:p>52939</text:p>
              </table:table-cell>
              <table:table-cell office:value-type="float" office:value="63321">
                <text:p>63321</text:p>
              </table:table-cell>
              <table:table-cell office:value-type="float" office:value="66880">
                <text:p>66880</text:p>
              </table:table-cell>
              <table:table-cell office:value-type="float" office:value="125220">
                <text:p>125220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4672">
                <text:p>84672</text:p>
              </table:table-cell>
              <table:table-cell office:value-type="float" office:value="87660">
                <text:p>87660</text:p>
              </table:table-cell>
              <table:table-cell office:value-type="float" office:value="52857">
                <text:p>52857</text:p>
              </table:table-cell>
              <table:table-cell office:value-type="float" office:value="83262">
                <text:p>83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838">
                <text:p>65838</text:p>
              </table:table-cell>
              <table:table-cell office:value-type="float" office:value="53755">
                <text:p>53755</text:p>
              </table:table-cell>
              <table:table-cell office:value-type="float" office:value="97625">
                <text:p>97625</text:p>
              </table:table-cell>
              <table:table-cell office:value-type="float" office:value="91233">
                <text:p>91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6689">
                <text:p>106689</text:p>
              </table:table-cell>
              <table:table-cell office:value-type="float" office:value="52423">
                <text:p>52423</text:p>
              </table:table-cell>
              <table:table-cell office:value-type="float" office:value="80627">
                <text:p>80627</text:p>
              </table:table-cell>
              <table:table-cell office:value-type="float" office:value="68675">
                <text:p>6867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275">
                <text:p>55275</text:p>
              </table:table-cell>
              <table:table-cell office:value-type="float" office:value="57414">
                <text:p>57414</text:p>
              </table:table-cell>
              <table:table-cell office:value-type="float" office:value="100349">
                <text:p>100349</text:p>
              </table:table-cell>
              <table:table-cell office:value-type="float" office:value="95412">
                <text:p>954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929">
                <text:p>61929</text:p>
              </table:table-cell>
              <table:table-cell office:value-type="float" office:value="54816">
                <text:p>54816</text:p>
              </table:table-cell>
              <table:table-cell office:value-type="float" office:value="118456">
                <text:p>118456</text:p>
              </table:table-cell>
              <table:table-cell office:value-type="float" office:value="73250">
                <text:p>73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250">
                <text:p>75250</text:p>
              </table:table-cell>
              <table:table-cell office:value-type="float" office:value="93668">
                <text:p>93668</text:p>
              </table:table-cell>
              <table:table-cell office:value-type="float" office:value="72182">
                <text:p>72182</text:p>
              </table:table-cell>
              <table:table-cell office:value-type="float" office:value="67348">
                <text:p>6734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7">
      <number:scientific-number number:decimal-places="0" loext:min-decimal-places="0" number:min-integer-digits="3" number:min-exponent-digits="3" loext:exponent-interval="3" loext:forced-exponent-sign="true"/>
      <number:text>.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689cm" svg:height="10.599cm" xlink:href=".." xlink:type="simple" chart:class="chart:line" chart:style-name="ch1">
        <chart:title svg:x="9.082cm" svg:y="0.346cm" chart:style-name="ch2">
          <text:p>Позиция 60 (20 букв)</text:p>
        </chart:title>
        <chart:legend chart:legend-position="bottom" svg:x="7.232cm" svg:y="9.998cm" style:legend-expansion="wide" chart:style-name="ch3"/>
        <chart:plot-area chart:style-name="ch4" table:cell-range-address="Лист1.A121:Лист1.F161" chart:data-source-has-labels="row" svg:x="0.453cm" svg:y="1.332cm" svg:width="21.783cm" svg:height="8.271cm">
          <chartooo:coordinate-region svg:x="2.223cm" svg:y="1.532cm" svg:width="19.812cm" svg:height="7.42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Лист1.A122:Лист1.A161" chart:label-cell-address="Лист1.A121:Лист1.A121" chart:class="chart:line">
            <chart:data-point chart:repeated="40"/>
          </chart:series>
          <chart:series chart:style-name="ch9" chart:values-cell-range-address="Лист1.B122:Лист1.B161" chart:label-cell-address="Лист1.B121:Лист1.B121" chart:class="chart:line">
            <chart:data-point chart:repeated="40"/>
          </chart:series>
          <chart:series chart:style-name="ch10" chart:values-cell-range-address="Лист1.C122:Лист1.C161" chart:label-cell-address="Лист1.C121:Лист1.C121" chart:class="chart:line">
            <chart:data-point chart:repeated="40"/>
          </chart:series>
          <chart:series chart:style-name="ch11" chart:values-cell-range-address="Лист1.D122:Лист1.D161" chart:label-cell-address="Лист1.D121:Лист1.D121" chart:class="chart:line">
            <chart:data-point chart:repeated="40"/>
          </chart:series>
          <chart:series chart:style-name="ch12" chart:values-cell-range-address="Лист1.E122:Лист1.E161" chart:label-cell-address="Лист1.E121:Лист1.E121" chart:class="chart:line">
            <chart:data-point chart:repeated="40"/>
          </chart:series>
          <chart:series chart:style-name="ch13" chart:values-cell-range-address="Лист1.F122:Лист1.F161" chart:label-cell-address="Лист1.F121:Лист1.F121" chart:class="chart:line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Лист1.A121:Лист1.A121</svg:desc>
                </draw:g>
              </table:table-cell>
              <table:table-cell office:value-type="string">
                <text:p>T</text:p>
                <draw:g>
                  <svg:desc>Лист1.B121:Лист1.B121</svg:desc>
                </draw:g>
              </table:table-cell>
              <table:table-cell office:value-type="string">
                <text:p>G</text:p>
                <draw:g>
                  <svg:desc>Лист1.C121:Лист1.C121</svg:desc>
                </draw:g>
              </table:table-cell>
              <table:table-cell office:value-type="string">
                <text:p>C</text:p>
                <draw:g>
                  <svg:desc>Лист1.D121:Лист1.D121</svg:desc>
                </draw:g>
              </table:table-cell>
              <table:table-cell office:value-type="string">
                <text:p>N</text:p>
                <draw:g>
                  <svg:desc>Лист1.E121:Лист1.E121</svg:desc>
                </draw:g>
              </table:table-cell>
              <table:table-cell office:value-type="string">
                <text:p>0</text:p>
                <draw:g>
                  <svg:desc>Лист1.F121:Лист1.F1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603">
                <text:p>61603</text:p>
                <draw:g>
                  <svg:desc>Лист1.A122:Лист1.A161</svg:desc>
                </draw:g>
              </table:table-cell>
              <table:table-cell office:value-type="float" office:value="49712">
                <text:p>49712</text:p>
                <draw:g>
                  <svg:desc>Лист1.B122:Лист1.B161</svg:desc>
                </draw:g>
              </table:table-cell>
              <table:table-cell office:value-type="float" office:value="57098">
                <text:p>57098</text:p>
                <draw:g>
                  <svg:desc>Лист1.C122:Лист1.C161</svg:desc>
                </draw:g>
              </table:table-cell>
              <table:table-cell office:value-type="float" office:value="61224">
                <text:p>61224</text:p>
                <draw:g>
                  <svg:desc>Лист1.D122:Лист1.D161</svg:desc>
                </draw:g>
              </table:table-cell>
              <table:table-cell office:value-type="float" office:value="0">
                <text:p>0</text:p>
                <draw:g>
                  <svg:desc>Лист1.E122:Лист1.E161</svg:desc>
                </draw:g>
              </table:table-cell>
              <table:table-cell office:value-type="float" office:value="0">
                <text:p>0</text:p>
                <draw:g>
                  <svg:desc>Лист1.F122:Лист1.F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587">
                <text:p>51587</text:p>
              </table:table-cell>
              <table:table-cell office:value-type="float" office:value="54914">
                <text:p>54914</text:p>
              </table:table-cell>
              <table:table-cell office:value-type="float" office:value="65777">
                <text:p>65777</text:p>
              </table:table-cell>
              <table:table-cell office:value-type="float" office:value="57357">
                <text:p>5735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449">
                <text:p>57449</text:p>
              </table:table-cell>
              <table:table-cell office:value-type="float" office:value="49832">
                <text:p>49832</text:p>
              </table:table-cell>
              <table:table-cell office:value-type="float" office:value="59226">
                <text:p>59226</text:p>
              </table:table-cell>
              <table:table-cell office:value-type="float" office:value="63130">
                <text:p>63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93">
                <text:p>51293</text:p>
              </table:table-cell>
              <table:table-cell office:value-type="float" office:value="49374">
                <text:p>49374</text:p>
              </table:table-cell>
              <table:table-cell office:value-type="float" office:value="59527">
                <text:p>59527</text:p>
              </table:table-cell>
              <table:table-cell office:value-type="float" office:value="69443">
                <text:p>69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589">
                <text:p>51589</text:p>
              </table:table-cell>
              <table:table-cell office:value-type="float" office:value="60072">
                <text:p>60072</text:p>
              </table:table-cell>
              <table:table-cell office:value-type="float" office:value="59781">
                <text:p>59781</text:p>
              </table:table-cell>
              <table:table-cell office:value-type="float" office:value="58195">
                <text:p>58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967">
                <text:p>53967</text:p>
              </table:table-cell>
              <table:table-cell office:value-type="float" office:value="55777">
                <text:p>55777</text:p>
              </table:table-cell>
              <table:table-cell office:value-type="float" office:value="75056">
                <text:p>75056</text:p>
              </table:table-cell>
              <table:table-cell office:value-type="float" office:value="44837">
                <text:p>448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048">
                <text:p>56048</text:p>
              </table:table-cell>
              <table:table-cell office:value-type="float" office:value="51197">
                <text:p>51197</text:p>
              </table:table-cell>
              <table:table-cell office:value-type="float" office:value="59271">
                <text:p>59271</text:p>
              </table:table-cell>
              <table:table-cell office:value-type="float" office:value="63121">
                <text:p>63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415">
                <text:p>80415</text:p>
              </table:table-cell>
              <table:table-cell office:value-type="float" office:value="30907">
                <text:p>30907</text:p>
              </table:table-cell>
              <table:table-cell office:value-type="float" office:value="88774">
                <text:p>88774</text:p>
              </table:table-cell>
              <table:table-cell office:value-type="float" office:value="29541">
                <text:p>29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406">
                <text:p>21406</text:p>
              </table:table-cell>
              <table:table-cell office:value-type="float" office:value="17742">
                <text:p>17742</text:p>
              </table:table-cell>
              <table:table-cell office:value-type="float" office:value="168266">
                <text:p>168266</text:p>
              </table:table-cell>
              <table:table-cell office:value-type="float" office:value="22223">
                <text:p>22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54">
                <text:p>16354</text:p>
              </table:table-cell>
              <table:table-cell office:value-type="float" office:value="21927">
                <text:p>21927</text:p>
              </table:table-cell>
              <table:table-cell office:value-type="float" office:value="24676">
                <text:p>24676</text:p>
              </table:table-cell>
              <table:table-cell office:value-type="float" office:value="166680">
                <text:p>166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93">
                <text:p>16993</text:p>
              </table:table-cell>
              <table:table-cell office:value-type="float" office:value="157685">
                <text:p>157685</text:p>
              </table:table-cell>
              <table:table-cell office:value-type="float" office:value="22853">
                <text:p>22853</text:p>
              </table:table-cell>
              <table:table-cell office:value-type="float" office:value="32105">
                <text:p>321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609">
                <text:p>17609</text:p>
              </table:table-cell>
              <table:table-cell office:value-type="float" office:value="24533">
                <text:p>24533</text:p>
              </table:table-cell>
              <table:table-cell office:value-type="float" office:value="167736">
                <text:p>167736</text:p>
              </table:table-cell>
              <table:table-cell office:value-type="float" office:value="19759">
                <text:p>197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4578">
                <text:p>164578</text:p>
              </table:table-cell>
              <table:table-cell office:value-type="float" office:value="16115">
                <text:p>16115</text:p>
              </table:table-cell>
              <table:table-cell office:value-type="float" office:value="33946">
                <text:p>33946</text:p>
              </table:table-cell>
              <table:table-cell office:value-type="float" office:value="14998">
                <text:p>14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533">
                <text:p>14533</text:p>
              </table:table-cell>
              <table:table-cell office:value-type="float" office:value="14631">
                <text:p>14631</text:p>
              </table:table-cell>
              <table:table-cell office:value-type="float" office:value="181925">
                <text:p>181925</text:p>
              </table:table-cell>
              <table:table-cell office:value-type="float" office:value="18539">
                <text:p>1853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191">
                <text:p>17191</text:p>
              </table:table-cell>
              <table:table-cell office:value-type="float" office:value="18512">
                <text:p>18512</text:p>
              </table:table-cell>
              <table:table-cell office:value-type="float" office:value="184105">
                <text:p>184105</text:p>
              </table:table-cell>
              <table:table-cell office:value-type="float" office:value="9829">
                <text:p>9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07">
                <text:p>9107</text:p>
              </table:table-cell>
              <table:table-cell office:value-type="float" office:value="4948">
                <text:p>4948</text:p>
              </table:table-cell>
              <table:table-cell office:value-type="float" office:value="211327">
                <text:p>211327</text:p>
              </table:table-cell>
              <table:table-cell office:value-type="float" office:value="4254">
                <text:p>425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1473">
                <text:p>211473</text:p>
              </table:table-cell>
              <table:table-cell office:value-type="float" office:value="1647">
                <text:p>1647</text:p>
              </table:table-cell>
              <table:table-cell office:value-type="float" office:value="13668">
                <text:p>13668</text:p>
              </table:table-cell>
              <table:table-cell office:value-type="float" office:value="2849">
                <text:p>2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77">
                <text:p>5277</text:p>
              </table:table-cell>
              <table:table-cell office:value-type="float" office:value="219677">
                <text:p>219677</text:p>
              </table:table-cell>
              <table:table-cell office:value-type="float" office:value="2842">
                <text:p>2842</text:p>
              </table:table-cell>
              <table:table-cell office:value-type="float" office:value="1841">
                <text:p>18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48">
                <text:p>1748</text:p>
              </table:table-cell>
              <table:table-cell office:value-type="float" office:value="6426">
                <text:p>6426</text:p>
              </table:table-cell>
              <table:table-cell office:value-type="float" office:value="1191">
                <text:p>1191</text:p>
              </table:table-cell>
              <table:table-cell office:value-type="float" office:value="220271">
                <text:p>2202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5">
                <text:p>805</text:p>
              </table:table-cell>
              <table:table-cell office:value-type="float" office:value="639">
                <text:p>639</text:p>
              </table:table-cell>
              <table:table-cell office:value-type="float" office:value="275">
                <text:p>275</text:p>
              </table:table-cell>
              <table:table-cell office:value-type="float" office:value="227910">
                <text:p>2279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42">
                <text:p>10642</text:p>
              </table:table-cell>
              <table:table-cell office:value-type="float" office:value="498">
                <text:p>498</text:p>
              </table:table-cell>
              <table:table-cell office:value-type="float" office:value="218328">
                <text:p>218328</text:p>
              </table:table-cell>
              <table:table-cell office:value-type="float" office:value="164">
                <text:p>16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162">
                <text:p>107162</text:p>
              </table:table-cell>
              <table:table-cell office:value-type="float" office:value="1487">
                <text:p>1487</text:p>
              </table:table-cell>
              <table:table-cell office:value-type="float" office:value="120080">
                <text:p>120080</text:p>
              </table:table-cell>
              <table:table-cell office:value-type="float" office:value="905">
                <text:p>90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7865">
                <text:p>117865</text:p>
              </table:table-cell>
              <table:table-cell office:value-type="float" office:value="3045">
                <text:p>3045</text:p>
              </table:table-cell>
              <table:table-cell office:value-type="float" office:value="106181">
                <text:p>106181</text:p>
              </table:table-cell>
              <table:table-cell office:value-type="float" office:value="2544">
                <text:p>25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7581">
                <text:p>107581</text:p>
              </table:table-cell>
              <table:table-cell office:value-type="float" office:value="107915">
                <text:p>107915</text:p>
              </table:table-cell>
              <table:table-cell office:value-type="float" office:value="3461">
                <text:p>3461</text:p>
              </table:table-cell>
              <table:table-cell office:value-type="float" office:value="10680">
                <text:p>10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79">
                <text:p>4879</text:p>
              </table:table-cell>
              <table:table-cell office:value-type="float" office:value="109748">
                <text:p>109748</text:p>
              </table:table-cell>
              <table:table-cell office:value-type="float" office:value="5229">
                <text:p>5229</text:p>
              </table:table-cell>
              <table:table-cell office:value-type="float" office:value="109768">
                <text:p>109768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712">
                <text:p>12712</text:p>
              </table:table-cell>
              <table:table-cell office:value-type="float" office:value="11872">
                <text:p>11872</text:p>
              </table:table-cell>
              <table:table-cell office:value-type="float" office:value="16960">
                <text:p>16960</text:p>
              </table:table-cell>
              <table:table-cell office:value-type="float" office:value="188089">
                <text:p>18808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49">
                <text:p>10249</text:p>
              </table:table-cell>
              <table:table-cell office:value-type="float" office:value="10354">
                <text:p>10354</text:p>
              </table:table-cell>
              <table:table-cell office:value-type="float" office:value="126672">
                <text:p>126672</text:p>
              </table:table-cell>
              <table:table-cell office:value-type="float" office:value="82354">
                <text:p>8235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761">
                <text:p>20761</text:p>
              </table:table-cell>
              <table:table-cell office:value-type="float" office:value="73301">
                <text:p>73301</text:p>
              </table:table-cell>
              <table:table-cell office:value-type="float" office:value="116311">
                <text:p>116311</text:p>
              </table:table-cell>
              <table:table-cell office:value-type="float" office:value="19249">
                <text:p>19249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0076">
                <text:p>130076</text:p>
              </table:table-cell>
              <table:table-cell office:value-type="float" office:value="9676">
                <text:p>9676</text:p>
              </table:table-cell>
              <table:table-cell office:value-type="float" office:value="14543">
                <text:p>14543</text:p>
              </table:table-cell>
              <table:table-cell office:value-type="float" office:value="75342">
                <text:p>75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5754">
                <text:p>175754</text:p>
              </table:table-cell>
              <table:table-cell office:value-type="float" office:value="10584">
                <text:p>10584</text:p>
              </table:table-cell>
              <table:table-cell office:value-type="float" office:value="29940">
                <text:p>29940</text:p>
              </table:table-cell>
              <table:table-cell office:value-type="float" office:value="13352">
                <text:p>1335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093">
                <text:p>24093</text:p>
              </table:table-cell>
              <table:table-cell office:value-type="float" office:value="9873">
                <text:p>9873</text:p>
              </table:table-cell>
              <table:table-cell office:value-type="float" office:value="180020">
                <text:p>180020</text:p>
              </table:table-cell>
              <table:table-cell office:value-type="float" office:value="15647">
                <text:p>1564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7280">
                <text:p>117280</text:p>
              </table:table-cell>
              <table:table-cell office:value-type="float" office:value="11819">
                <text:p>11819</text:p>
              </table:table-cell>
              <table:table-cell office:value-type="float" office:value="24346">
                <text:p>24346</text:p>
              </table:table-cell>
              <table:table-cell office:value-type="float" office:value="76180">
                <text:p>7618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027">
                <text:p>21027</text:p>
              </table:table-cell>
              <table:table-cell office:value-type="float" office:value="32293">
                <text:p>32293</text:p>
              </table:table-cell>
              <table:table-cell office:value-type="float" office:value="129958">
                <text:p>129958</text:p>
              </table:table-cell>
              <table:table-cell office:value-type="float" office:value="46358">
                <text:p>463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661">
                <text:p>35661</text:p>
              </table:table-cell>
              <table:table-cell office:value-type="float" office:value="23978">
                <text:p>23978</text:p>
              </table:table-cell>
              <table:table-cell office:value-type="float" office:value="32229">
                <text:p>32229</text:p>
              </table:table-cell>
              <table:table-cell office:value-type="float" office:value="137769">
                <text:p>137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3645">
                <text:p>133645</text:p>
              </table:table-cell>
              <table:table-cell office:value-type="float" office:value="30901">
                <text:p>30901</text:p>
              </table:table-cell>
              <table:table-cell office:value-type="float" office:value="22657">
                <text:p>22657</text:p>
              </table:table-cell>
              <table:table-cell office:value-type="float" office:value="42430">
                <text:p>4243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284">
                <text:p>38284</text:p>
              </table:table-cell>
              <table:table-cell office:value-type="float" office:value="24979">
                <text:p>24979</text:p>
              </table:table-cell>
              <table:table-cell office:value-type="float" office:value="33919">
                <text:p>33919</text:p>
              </table:table-cell>
              <table:table-cell office:value-type="float" office:value="132446">
                <text:p>13244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4540">
                <text:p>134540</text:p>
              </table:table-cell>
              <table:table-cell office:value-type="float" office:value="21895">
                <text:p>21895</text:p>
              </table:table-cell>
              <table:table-cell office:value-type="float" office:value="32130">
                <text:p>32130</text:p>
              </table:table-cell>
              <table:table-cell office:value-type="float" office:value="41072">
                <text:p>4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526">
                <text:p>24526</text:p>
              </table:table-cell>
              <table:table-cell office:value-type="float" office:value="24509">
                <text:p>24509</text:p>
              </table:table-cell>
              <table:table-cell office:value-type="float" office:value="48416">
                <text:p>48416</text:p>
              </table:table-cell>
              <table:table-cell office:value-type="float" office:value="132182">
                <text:p>13218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903">
                <text:p>27903</text:p>
              </table:table-cell>
              <table:table-cell office:value-type="float" office:value="31586">
                <text:p>31586</text:p>
              </table:table-cell>
              <table:table-cell office:value-type="float" office:value="140111">
                <text:p>140111</text:p>
              </table:table-cell>
              <table:table-cell office:value-type="float" office:value="30031">
                <text:p>3003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167">
                <text:p>32167</text:p>
              </table:table-cell>
              <table:table-cell office:value-type="float" office:value="129422">
                <text:p>129422</text:p>
              </table:table-cell>
              <table:table-cell office:value-type="float" office:value="30313">
                <text:p>30313</text:p>
              </table:table-cell>
              <table:table-cell office:value-type="float" office:value="37734">
                <text:p>377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